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008727F68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rebuchet MS" svg:font-family="'Trebuchet MS'" style:font-family-generic="roman" style:font-pitch="variable"/>
  </office:font-face-decls>
  <office:automatic-styles>
    <style:style style:name="P1" style:family="paragraph" style:parent-style-name="Heading_20_2">
      <style:paragraph-properties fo:margin-top="0.0008in" fo:margin-bottom="0in" style:contextual-spacing="false"/>
    </style:style>
    <style:style style:name="P2" style:family="paragraph" style:parent-style-name="Heading_20_2">
      <style:text-properties officeooo:paragraph-rsid="001e00a3"/>
    </style:style>
    <style:style style:name="P3" style:family="paragraph" style:parent-style-name="Heading_20_4">
      <style:paragraph-properties fo:margin-top="0.0866in" fo:margin-bottom="0in" style:contextual-spacing="false"/>
    </style:style>
    <style:style style:name="P4" style:family="paragraph" style:parent-style-name="Heading_20_4">
      <style:text-properties fo:font-style="normal" officeooo:rsid="001e00a3" officeooo:paragraph-rsid="001e00a3" style:font-style-asian="normal" style:font-style-complex="normal"/>
    </style:style>
    <style:style style:name="P5" style:family="paragraph" style:parent-style-name="List_20_Paragraph" style:list-style-name="WWNum1">
      <style:paragraph-properties fo:margin-left="0.75in" fo:margin-right="0.498in" fo:margin-top="0.0709in" fo:margin-bottom="0in" style:contextual-spacing="false" fo:line-height="123%" fo:text-align="start" style:justify-single-word="false" fo:text-indent="-0.25in" style:auto-text-indent="false">
        <style:tab-stops>
          <style:tab-stop style:position="0.75in"/>
        </style:tab-stops>
      </style:paragraph-properties>
    </style:style>
    <style:style style:name="P6" style:family="paragraph" style:parent-style-name="List_20_Paragraph" style:list-style-name="WWNum1">
      <style:paragraph-properties fo:margin-left="0.75in" fo:margin-right="0.2728in" fo:margin-top="0in" fo:margin-bottom="0in" style:contextual-spacing="false" fo:line-height="123%" fo:text-align="start" style:justify-single-word="false" fo:text-indent="-0.25in" style:auto-text-indent="false">
        <style:tab-stops>
          <style:tab-stop style:position="0.75in"/>
        </style:tab-stops>
      </style:paragraph-properties>
      <style:text-properties officeooo:paragraph-rsid="0021f99f"/>
    </style:style>
    <style:style style:name="P7" style:family="paragraph" style:parent-style-name="List_20_Paragraph" style:list-style-name="WWNum1">
      <style:paragraph-properties fo:margin-left="0.7492in" fo:margin-right="0in" fo:margin-top="0in" fo:margin-bottom="0in" style:contextual-spacing="false" fo:line-height="0.1457in" fo:text-align="start" style:justify-single-word="false" fo:text-indent="-0.2492in" style:auto-text-indent="false">
        <style:tab-stops>
          <style:tab-stop style:position="0.7492in"/>
        </style:tab-stops>
      </style:paragraph-properties>
    </style:style>
    <style:style style:name="P8" style:family="paragraph" style:parent-style-name="Standard">
      <style:paragraph-properties fo:margin-left="0.2398in" fo:margin-right="0in" fo:margin-top="0in" fo:margin-bottom="0in" style:contextual-spacing="false" fo:text-align="start" style:justify-single-word="false" fo:text-indent="0in" style:auto-text-indent="false"/>
    </style:style>
    <style:style style:name="P9" style:family="paragraph" style:parent-style-name="Standard">
      <style:paragraph-properties fo:margin-left="0.2398in" fo:margin-right="0in" fo:margin-top="0.0874in" fo:margin-bottom="0in" style:contextual-spacing="false" fo:text-align="start" style:justify-single-word="false" fo:text-indent="0in" style:auto-text-indent="false"/>
    </style:style>
    <style:style style:name="P10" style:family="paragraph" style:parent-style-name="Standard">
      <style:paragraph-properties fo:margin-left="0.2398in" fo:margin-right="0in" fo:margin-top="0.0008in" fo:margin-bottom="0in" style:contextual-spacing="false" fo:text-align="start" style:justify-single-word="false" fo:text-indent="0in" style:auto-text-indent="false"/>
    </style:style>
    <style:style style:name="P11" style:family="paragraph" style:parent-style-name="Standard">
      <style:paragraph-properties fo:margin-left="0.25in" fo:margin-right="0in" fo:margin-top="0.0835in" fo:margin-bottom="0in" style:contextual-spacing="false" fo:text-align="start" style:justify-single-word="false" fo:text-indent="0in" style:auto-text-indent="false"/>
    </style:style>
    <style:style style:name="P12" style:family="paragraph" style:parent-style-name="Standard">
      <style:paragraph-properties fo:margin-left="0.25in" fo:margin-right="0in" fo:margin-top="0.0839in" fo:margin-bottom="0in" style:contextual-spacing="false" fo:text-align="start" style:justify-single-word="false" fo:text-indent="0in" style:auto-text-indent="false"/>
    </style:style>
    <style:style style:name="P13" style:family="paragraph" style:parent-style-name="Standard">
      <style:paragraph-properties fo:margin-left="0.25in" fo:margin-right="0in" fo:margin-top="0.1189in" fo:margin-bottom="0in" style:contextual-spacing="false" fo:text-align="start" style:justify-single-word="false" fo:text-indent="0in" style:auto-text-indent="false"/>
    </style:style>
    <style:style style:name="P14" style:family="paragraph" style:parent-style-name="Standard">
      <style:paragraph-properties fo:margin-left="0.25in" fo:margin-right="0in" fo:margin-top="0in" fo:margin-bottom="0in" style:contextual-spacing="false" fo:text-align="start" style:justify-single-word="false" fo:text-indent="0in" style:auto-text-indent="false"/>
    </style:style>
    <style:style style:name="P15" style:family="paragraph" style:parent-style-name="Text_20_body" style:master-page-name="Standard">
      <style:paragraph-properties fo:margin-left="0.2398in" fo:margin-right="0in" fo:margin-top="0.0575in" fo:margin-bottom="0in" style:contextual-spacing="false" style:page-number="auto"/>
    </style:style>
    <style:style style:name="P16" style:family="paragraph" style:parent-style-name="Text_20_body">
      <style:paragraph-properties fo:margin-left="0.2398in" fo:margin-right="0in" fo:margin-top="0.0319in" fo:margin-bottom="0in" style:contextual-spacing="false"/>
    </style:style>
    <style:style style:name="P17" style:family="paragraph" style:parent-style-name="Text_20_body">
      <style:paragraph-properties fo:margin-top="0.1091in" fo:margin-bottom="0in" style:contextual-spacing="false"/>
      <style:text-properties style:font-name="Trebuchet MS"/>
    </style:style>
    <style:style style:name="P18" style:family="paragraph" style:parent-style-name="Text_20_body">
      <style:paragraph-properties fo:margin-top="0.0043in" fo:margin-bottom="0in" style:contextual-spacing="false"/>
      <style:text-properties style:font-name="Calibri" fo:font-size="3pt" style:font-size-asian="3pt"/>
    </style:style>
    <style:style style:name="P19" style:family="paragraph" style:parent-style-name="Text_20_body">
      <style:paragraph-properties fo:margin-top="0.0992in" fo:margin-bottom="0in" style:contextual-spacing="false"/>
      <style:text-properties style:font-name="Calibri" fo:font-size="24pt" style:font-size-asian="24pt"/>
    </style:style>
    <style:style style:name="P20" style:family="paragraph" style:parent-style-name="Text_20_body">
      <style:paragraph-properties fo:margin-top="0.0453in" fo:margin-bottom="0in" style:contextual-spacing="false"/>
      <style:text-properties style:font-name="Calibri" fo:font-size="12pt" style:font-size-asian="12pt"/>
    </style:style>
    <style:style style:name="P21" style:family="paragraph" style:parent-style-name="Text_20_body">
      <style:paragraph-properties fo:margin-top="0.0453in" fo:margin-bottom="0in" style:contextual-spacing="false"/>
      <style:text-properties style:font-name="Calibri" fo:font-size="12pt" officeooo:paragraph-rsid="001e00a3" style:font-size-asian="12pt"/>
    </style:style>
    <style:style style:name="P22" style:family="paragraph" style:parent-style-name="Text_20_body">
      <style:paragraph-properties fo:margin-left="0.2398in" fo:margin-right="0.2252in" fo:margin-top="0.1339in" fo:margin-bottom="0in" style:contextual-spacing="false" fo:line-height="125%"/>
    </style:style>
    <style:style style:name="P23" style:family="paragraph" style:parent-style-name="Text_20_body">
      <style:paragraph-properties fo:margin-left="0.25in" fo:margin-right="0.3228in" fo:margin-top="0.1189in" fo:margin-bottom="0in" style:contextual-spacing="false" fo:line-height="125%"/>
    </style:style>
    <style:style style:name="P24" style:family="paragraph" style:parent-style-name="Text_20_body">
      <style:paragraph-properties fo:margin-left="0.25in" fo:margin-right="0.3228in" fo:line-height="125%"/>
    </style:style>
    <style:style style:name="P25" style:family="paragraph" style:parent-style-name="Text_20_body" style:master-page-name="Converted4">
      <style:paragraph-properties fo:margin-left="0.25in" fo:margin-right="0.3228in" fo:margin-top="0.0717in" fo:margin-bottom="0in" style:contextual-spacing="false" fo:line-height="125%" style:page-number="auto"/>
    </style:style>
    <style:style style:name="P26" style:family="paragraph" style:parent-style-name="Text_20_body">
      <style:paragraph-properties fo:margin-left="0.25in" fo:margin-right="0.2252in" fo:margin-top="0.1189in" fo:margin-bottom="0in" style:contextual-spacing="false" fo:line-height="125%"/>
    </style:style>
    <style:style style:name="P27" style:family="paragraph" style:parent-style-name="Text_20_body">
      <style:paragraph-properties fo:margin-left="0.25in" fo:margin-right="0.2252in" fo:margin-top="0.1193in" fo:margin-bottom="0in" style:contextual-spacing="false" fo:line-height="125%"/>
    </style:style>
    <style:style style:name="P28" style:family="paragraph" style:parent-style-name="Text_20_body" style:master-page-name="Converted5">
      <style:paragraph-properties fo:margin-left="0.25in" fo:margin-right="0.2252in" fo:margin-top="0.0717in" fo:margin-bottom="0in" style:contextual-spacing="false" fo:line-height="125%" style:page-number="auto"/>
    </style:style>
    <style:style style:name="P29" style:family="paragraph" style:parent-style-name="Text_20_body">
      <style:paragraph-properties fo:margin-left="0.25in" fo:margin-right="0.398in" fo:margin-top="0.1189in" fo:margin-bottom="0in" style:contextual-spacing="false" fo:line-height="125%"/>
    </style:style>
    <style:style style:name="P30" style:family="paragraph" style:parent-style-name="Text_20_body">
      <style:paragraph-properties fo:margin-left="0.25in" fo:margin-right="0.398in" fo:line-height="125%"/>
    </style:style>
    <style:style style:name="P31" style:family="paragraph" style:parent-style-name="Text_20_body">
      <style:paragraph-properties fo:margin-left="0.25in" fo:margin-right="0.3236in" fo:margin-top="0.1189in" fo:margin-bottom="0in" style:contextual-spacing="false" fo:line-height="125%"/>
    </style:style>
    <style:style style:name="P32" style:family="paragraph" style:parent-style-name="Text_20_body">
      <style:paragraph-properties fo:margin-left="0.25in" fo:margin-right="0.3236in" fo:line-height="125%"/>
    </style:style>
    <style:style style:name="P33" style:family="paragraph" style:parent-style-name="Text_20_body">
      <style:paragraph-properties fo:margin-left="0.75in" fo:margin-right="0in" fo:margin-top="0.0354in" fo:margin-bottom="0in" style:contextual-spacing="false" fo:line-height="125%"/>
    </style:style>
    <style:style style:name="P34" style:family="paragraph" style:parent-style-name="Text_20_body">
      <style:paragraph-properties fo:margin-left="0.25in" fo:margin-right="0.3228in" fo:margin-top="0.1189in" fo:margin-bottom="0in" style:contextual-spacing="false" fo:line-height="125%"/>
      <style:text-properties officeooo:paragraph-rsid="001e00a3"/>
    </style:style>
    <style:style style:name="P35" style:family="paragraph" style:parent-style-name="Text_20_body">
      <style:paragraph-properties fo:margin-top="0.0362in" fo:margin-bottom="0in" style:contextual-spacing="false"/>
    </style:style>
    <style:style style:name="P36" style:family="paragraph" style:parent-style-name="Text_20_body">
      <style:paragraph-properties fo:margin-top="0.0917in" fo:margin-bottom="0in" style:contextual-spacing="false"/>
    </style:style>
    <style:style style:name="P37" style:family="paragraph" style:parent-style-name="Text_20_body">
      <style:paragraph-properties fo:margin-top="0.0709in" fo:margin-bottom="0in" style:contextual-spacing="false"/>
    </style:style>
    <style:style style:name="P38" style:family="paragraph" style:parent-style-name="Text_20_body">
      <style:paragraph-properties fo:margin-top="0.0563in" fo:margin-bottom="0in" style:contextual-spacing="false"/>
    </style:style>
    <style:style style:name="P39" style:family="paragraph" style:parent-style-name="Text_20_body">
      <style:paragraph-properties fo:margin-top="0.0571in" fo:margin-bottom="0in" style:contextual-spacing="false"/>
    </style:style>
    <style:style style:name="P40" style:family="paragraph" style:parent-style-name="Text_20_body" style:master-page-name="Converted2">
      <style:paragraph-properties fo:margin-left="0.25in" fo:margin-right="0in" fo:margin-top="0.0717in" fo:margin-bottom="0in" style:contextual-spacing="false" style:page-number="auto"/>
    </style:style>
    <style:style style:name="P41" style:family="paragraph" style:parent-style-name="Text_20_body">
      <style:paragraph-properties fo:margin-left="0.25in" fo:margin-right="0in" fo:margin-top="0.0008in" fo:margin-bottom="0in" style:contextual-spacing="false"/>
    </style:style>
    <style:style style:name="P42" style:family="paragraph" style:parent-style-name="Text_20_body">
      <style:paragraph-properties fo:margin-left="0.25in" fo:margin-right="0in" fo:margin-top="0.1189in" fo:margin-bottom="0in" style:contextual-spacing="false"/>
    </style:style>
    <style:style style:name="P43" style:family="paragraph" style:parent-style-name="Text_20_body">
      <style:paragraph-properties fo:margin-top="0.0925in" fo:margin-bottom="0in" style:contextual-spacing="false"/>
    </style:style>
    <style:style style:name="P44" style:family="paragraph" style:parent-style-name="Text_20_body">
      <style:paragraph-properties fo:margin-top="0.0602in" fo:margin-bottom="0in" style:contextual-spacing="false"/>
    </style:style>
    <style:style style:name="P45" style:family="paragraph" style:parent-style-name="Text_20_body">
      <style:paragraph-properties fo:margin-top="0.0264in" fo:margin-bottom="0in" style:contextual-spacing="false"/>
    </style:style>
    <style:style style:name="P46" style:family="paragraph" style:parent-style-name="Text_20_body">
      <style:text-properties fo:font-size="11pt" style:font-size-asian="11pt"/>
    </style:style>
    <style:style style:name="P47" style:family="paragraph" style:parent-style-name="Text_20_body">
      <style:paragraph-properties fo:margin-top="0.0598in" fo:margin-bottom="0in" style:contextual-spacing="false"/>
      <style:text-properties fo:font-size="11pt" style:font-size-asian="11pt"/>
    </style:style>
    <style:style style:name="P48" style:family="paragraph" style:parent-style-name="Text_20_body" style:master-page-name="Converted3">
      <style:paragraph-properties style:page-number="auto"/>
      <style:text-properties fo:font-size="11pt" style:font-size-asian="11pt"/>
    </style:style>
    <style:style style:name="P49" style:family="paragraph" style:parent-style-name="Text_20_body">
      <style:paragraph-properties fo:margin-top="0.0252in" fo:margin-bottom="0in" style:contextual-spacing="false"/>
    </style:style>
    <style:style style:name="P50" style:family="paragraph" style:parent-style-name="Text_20_body">
      <style:paragraph-properties fo:margin-top="0.0602in" fo:margin-bottom="0in" style:contextual-spacing="false"/>
      <style:text-properties fo:font-weight="bold" style:font-weight-asian="bold"/>
    </style:style>
    <style:style style:name="P51" style:family="paragraph" style:parent-style-name="Text_20_body">
      <style:paragraph-properties fo:margin-top="0.028in" fo:margin-bottom="0in" style:contextual-spacing="false"/>
    </style:style>
    <style:style style:name="P52" style:family="paragraph" style:parent-style-name="Text_20_body">
      <style:paragraph-properties fo:margin-top="0.0256in" fo:margin-bottom="0in" style:contextual-spacing="false"/>
    </style:style>
    <style:style style:name="T1" style:family="text">
      <style:text-properties fo:color="#999999" loext:opacity="100%" style:font-name="Trebuchet MS" style:text-scale="80%"/>
    </style:style>
    <style:style style:name="T2" style:family="text">
      <style:text-properties fo:color="#999999" loext:opacity="100%" style:font-name="Trebuchet MS" fo:letter-spacing="0.0083in"/>
    </style:style>
    <style:style style:name="T3" style:family="text">
      <style:text-properties fo:color="#999999" loext:opacity="100%" style:font-name="Trebuchet MS" fo:letter-spacing="-0.0035in"/>
    </style:style>
    <style:style style:name="T4" style:family="text">
      <style:text-properties style:font-name="Trebuchet MS"/>
    </style:style>
    <style:style style:name="T5" style:family="text">
      <style:text-properties fo:color="#e81c62" loext:opacity="100%" style:font-name="Trebuchet MS" style:text-scale="90%"/>
    </style:style>
    <style:style style:name="T6" style:family="text">
      <style:text-properties fo:color="#e81c62" loext:opacity="100%" style:font-name="Trebuchet MS" fo:letter-spacing="-0.0043in"/>
    </style:style>
    <style:style style:name="T7" style:family="text">
      <style:text-properties fo:color="#e81c62" loext:opacity="100%" style:font-name="Trebuchet MS" fo:letter-spacing="-0.0028in" style:text-scale="90%"/>
    </style:style>
    <style:style style:name="T8" style:family="text">
      <style:text-properties fo:color="#e81c62" loext:opacity="100%" style:font-name="Trebuchet MS" fo:letter-spacing="-0.0028in"/>
    </style:style>
    <style:style style:name="T9" style:family="text">
      <style:text-properties fo:color="#e81c62" loext:opacity="100%" fo:font-style="normal" fo:font-weight="bold" style:font-style-asian="normal" style:font-weight-asian="bold"/>
    </style:style>
    <style:style style:name="T10" style:family="text">
      <style:text-properties fo:color="#e81c62" loext:opacity="100%" fo:letter-spacing="-0.0098in" fo:font-style="normal" fo:font-weight="bold" style:font-style-asian="normal" style:font-weight-asian="bold"/>
    </style:style>
    <style:style style:name="T11" style:family="text">
      <style:text-properties fo:color="#e81c62" loext:opacity="100%" fo:font-size="11pt" fo:font-weight="bold" style:font-size-asian="11pt" style:font-weight-asian="bold"/>
    </style:style>
    <style:style style:name="T12" style:family="text">
      <style:text-properties fo:color="#e81c62" loext:opacity="100%" fo:font-size="11pt" fo:letter-spacing="-0.011in" fo:font-weight="bold" style:font-size-asian="11pt" style:font-weight-asian="bold"/>
    </style:style>
    <style:style style:name="T13" style:family="text">
      <style:text-properties fo:color="#e81c62" loext:opacity="100%" fo:font-size="11pt" fo:letter-spacing="-0.0083in" fo:font-weight="bold" style:font-size-asian="11pt" style:font-weight-asian="bold"/>
    </style:style>
    <style:style style:name="T14" style:family="text">
      <style:text-properties fo:color="#e81c62" loext:opacity="100%" fo:font-size="11pt" fo:letter-spacing="-0.0098in" fo:font-weight="bold" style:font-size-asian="11pt" style:font-weight-asian="bold"/>
    </style:style>
    <style:style style:name="T15" style:family="text">
      <style:text-properties fo:color="#e81c62" loext:opacity="100%" fo:font-size="11pt" fo:letter-spacing="-0.0091in" fo:font-weight="bold" style:font-size-asian="11pt" style:font-weight-asian="bold"/>
    </style:style>
    <style:style style:name="T16" style:family="text">
      <style:text-properties fo:color="#e81c62" loext:opacity="100%" fo:font-size="11pt" fo:letter-spacing="-0.0102in" fo:font-weight="bold" style:font-size-asian="11pt" style:font-weight-asian="bold"/>
    </style:style>
    <style:style style:name="T17" style:family="text">
      <style:text-properties fo:color="#e81c62" loext:opacity="100%" fo:letter-spacing="-0.0091in" fo:font-style="normal" fo:font-weight="bold" style:font-style-asian="normal" style:font-weight-asian="bold"/>
    </style:style>
    <style:style style:name="T18" style:family="text">
      <style:text-properties fo:color="#414141" loext:opacity="100%" style:text-scale="85%"/>
    </style:style>
    <style:style style:name="T19" style:family="text">
      <style:text-properties fo:color="#414141" loext:opacity="100%" fo:letter-spacing="0.0071in"/>
    </style:style>
    <style:style style:name="T20" style:family="text">
      <style:text-properties fo:color="#414141" loext:opacity="100%" fo:letter-spacing="-0.0016in"/>
    </style:style>
    <style:style style:name="T21" style:family="text">
      <style:text-properties style:font-name="Calibri" fo:font-size="3pt" style:font-size-asian="3pt"/>
    </style:style>
    <style:style style:name="T22" style:family="text">
      <style:text-properties style:font-name="Calibri" fo:font-size="24pt" style:font-size-asian="24pt"/>
    </style:style>
    <style:style style:name="T23" style:family="text">
      <style:text-properties style:font-name="Calibri" fo:font-size="12pt" style:font-size-asian="12pt"/>
    </style:style>
    <style:style style:name="T24" style:family="text">
      <style:text-properties fo:color="#424242" loext:opacity="100%" fo:letter-spacing="-0.0016in"/>
    </style:style>
    <style:style style:name="T25" style:family="text">
      <style:text-properties fo:color="#424242" loext:opacity="100%" fo:letter-spacing="-0.0016in" style:text-scale="95%"/>
    </style:style>
    <style:style style:name="T26" style:family="text">
      <style:text-properties fo:color="#666666" loext:opacity="100%"/>
    </style:style>
    <style:style style:name="T27" style:family="text">
      <style:text-properties fo:color="#666666" loext:opacity="100%" fo:letter-spacing="0.0555in"/>
    </style:style>
    <style:style style:name="T28" style:family="text">
      <style:text-properties fo:color="#666666" loext:opacity="100%" fo:letter-spacing="-0.0028in"/>
    </style:style>
    <style:style style:name="T29" style:family="text">
      <style:text-properties fo:color="#666666" loext:opacity="100%" fo:letter-spacing="-0.002in"/>
    </style:style>
    <style:style style:name="T30" style:family="text">
      <style:text-properties fo:color="#666666" loext:opacity="100%" fo:font-size="9pt" style:font-size-asian="9pt"/>
    </style:style>
    <style:style style:name="T31" style:family="text">
      <style:text-properties fo:color="#666666" loext:opacity="100%" fo:font-size="9pt" fo:letter-spacing="-0.0028in" style:font-size-asian="9pt"/>
    </style:style>
    <style:style style:name="T32" style:family="text">
      <style:text-properties fo:color="#666666" loext:opacity="100%" fo:font-size="9pt" fo:letter-spacing="-0.002in" style:font-size-asian="9pt"/>
    </style:style>
    <style:style style:name="T33" style:family="text">
      <style:text-properties fo:color="#666666" loext:opacity="100%" fo:font-size="9pt" fo:letter-spacing="-0.0035in" style:font-size-asian="9pt"/>
    </style:style>
    <style:style style:name="T34" style:family="text">
      <style:text-properties fo:color="#666666" loext:opacity="100%" fo:font-size="9pt" fo:letter-spacing="0.0555in" style:font-size-asian="9pt" style:text-scale="150%"/>
    </style:style>
    <style:style style:name="T35" style:family="text">
      <style:text-properties fo:color="#666666" loext:opacity="100%" fo:font-size="9pt" fo:letter-spacing="-0.0055in" style:font-size-asian="9pt"/>
    </style:style>
    <style:style style:name="T36" style:family="text">
      <style:text-properties fo:color="#666666" loext:opacity="100%" fo:font-size="9pt" fo:letter-spacing="-0.0047in" style:font-size-asian="9pt"/>
    </style:style>
    <style:style style:name="T37" style:family="text">
      <style:text-properties fo:color="#666666" loext:opacity="100%" fo:font-size="9pt" fo:letter-spacing="-0.0047in" fo:font-style="italic" style:font-size-asian="9pt" style:font-style-asian="italic"/>
    </style:style>
    <style:style style:name="T38" style:family="text">
      <style:text-properties fo:color="#666666" loext:opacity="100%" fo:font-size="9pt" fo:font-style="italic" style:font-size-asian="9pt" style:font-style-asian="italic"/>
    </style:style>
    <style:style style:name="T39" style:family="text">
      <style:text-properties fo:color="#666666" loext:opacity="100%" fo:font-size="9pt" fo:letter-spacing="-0.0016in" fo:font-style="italic" style:font-size-asian="9pt" style:font-style-asian="italic"/>
    </style:style>
    <style:style style:name="T40" style:family="text">
      <style:text-properties fo:color="#666666" loext:opacity="100%" fo:letter-spacing="-0.0016in"/>
    </style:style>
    <style:style style:name="T41" style:family="text">
      <style:text-properties fo:color="#666666" loext:opacity="100%" fo:letter-spacing="-0.0016in" officeooo:rsid="001e00a3"/>
    </style:style>
    <style:style style:name="T42" style:family="text">
      <style:text-properties fo:color="#666666" loext:opacity="100%" fo:letter-spacing="-0.0035in"/>
    </style:style>
    <style:style style:name="T43" style:family="text">
      <style:text-properties fo:color="#666666" loext:opacity="100%" fo:letter-spacing="0.052in" style:text-scale="150%"/>
    </style:style>
    <style:style style:name="T44" style:family="text">
      <style:text-properties fo:color="#666666" loext:opacity="100%" fo:letter-spacing="-0.0055in"/>
    </style:style>
    <style:style style:name="T45" style:family="text">
      <style:text-properties fo:color="#666666" loext:opacity="100%" fo:letter-spacing="-0.0047in"/>
    </style:style>
    <style:style style:name="T46" style:family="text">
      <style:text-properties fo:color="#666666" loext:opacity="100%" fo:letter-spacing="-0.0047in" style:text-underline-style="none"/>
    </style:style>
    <style:style style:name="T47" style:family="text">
      <style:text-properties fo:color="#666666" loext:opacity="100%" fo:letter-spacing="-0.0043in"/>
    </style:style>
    <style:style style:name="T48" style:family="text">
      <style:text-properties fo:color="#666666" loext:opacity="100%" style:text-underline-style="none"/>
    </style:style>
    <style:style style:name="T49" style:family="text">
      <style:text-properties fo:color="#666666" loext:opacity="100%" officeooo:rsid="0021f99f"/>
    </style:style>
    <style:style style:name="T50" style:family="text">
      <style:text-properties fo:color="#e91c62" loext:opacity="100%" fo:font-size="11pt" fo:font-weight="bold" style:font-size-asian="11pt" style:font-weight-asian="bold"/>
    </style:style>
    <style:style style:name="T51" style:family="text">
      <style:text-properties fo:color="#e91c62" loext:opacity="100%" fo:font-size="11pt" fo:letter-spacing="-0.0118in" fo:font-weight="bold" style:font-size-asian="11pt" style:font-weight-asian="bold"/>
    </style:style>
    <style:style style:name="T52" style:family="text">
      <style:text-properties fo:color="#e91c62" loext:opacity="100%" fo:font-size="11pt" fo:letter-spacing="-0.0098in" fo:font-weight="bold" style:font-size-asian="11pt" style:font-weight-asian="bold"/>
    </style:style>
    <style:style style:name="T53" style:family="text">
      <style:text-properties fo:color="#e91c62" loext:opacity="100%" fo:font-size="11pt" fo:letter-spacing="-0.011in" fo:font-weight="bold" style:font-size-asian="11pt" style:font-weight-asian="bold"/>
    </style:style>
    <style:style style:name="T54" style:family="text">
      <style:text-properties fo:color="#e91c62" loext:opacity="100%" fo:font-size="11pt" fo:letter-spacing="-0.0126in" fo:font-weight="bold" style:font-size-asian="11pt" style:font-weight-asian="bold"/>
    </style:style>
    <style:style style:name="T55" style:family="text">
      <style:text-properties fo:color="#e91c62" loext:opacity="100%" fo:font-style="normal" fo:font-weight="bold" style:font-style-asian="normal" style:font-weight-asian="bold"/>
    </style:style>
    <style:style style:name="T56" style:family="text">
      <style:text-properties fo:color="#e91c62" loext:opacity="100%" fo:letter-spacing="-0.011in" fo:font-style="normal" fo:font-weight="bold" style:font-style-asian="normal" style:font-weight-asian="bold"/>
    </style:style>
    <style:style style:name="T57" style:family="text">
      <style:text-properties fo:color="#e91c62" loext:opacity="100%" fo:letter-spacing="-0.011in" fo:font-style="normal" fo:font-weight="bold" officeooo:rsid="001e00a3" style:font-style-asian="normal" style:font-weight-asian="bold"/>
    </style:style>
    <style:style style:name="T58" style:family="text">
      <style:text-properties fo:color="#2d443f" loext:opacity="100%" fo:font-size="11pt" fo:font-style="italic" style:font-size-asian="11pt" style:font-style-asian="italic"/>
    </style:style>
    <style:style style:name="T59" style:family="text">
      <style:text-properties fo:color="#2d443f" loext:opacity="100%" fo:font-size="11pt" fo:letter-spacing="-0.0102in" fo:font-style="italic" style:font-size-asian="11pt" style:font-style-asian="italic"/>
    </style:style>
    <style:style style:name="T60" style:family="text">
      <style:text-properties fo:color="#2d443f" loext:opacity="100%" fo:font-size="11pt" fo:letter-spacing="-0.0098in" fo:font-style="italic" style:font-size-asian="11pt" style:font-style-asian="italic"/>
    </style:style>
    <style:style style:name="T61" style:family="text">
      <style:text-properties fo:color="#2d443f" loext:opacity="100%" fo:font-size="11pt" fo:letter-spacing="-0.0016in" fo:font-style="italic" style:font-size-asian="11pt" style:font-style-asian="italic"/>
    </style:style>
    <style:style style:name="T62" style:family="text">
      <style:text-properties fo:color="#2d443f" loext:opacity="100%" fo:font-size="11pt" fo:letter-spacing="-0.011in" fo:font-style="italic" style:font-size-asian="11pt" style:font-style-asian="italic"/>
    </style:style>
    <style:style style:name="T63" style:family="text">
      <style:text-properties fo:color="#2d443f" loext:opacity="100%" fo:font-size="11pt" fo:letter-spacing="-0.0118in" fo:font-style="italic" style:font-size-asian="11pt" style:font-style-asian="italic"/>
    </style:style>
    <style:style style:name="T64" style:family="text">
      <style:text-properties fo:color="#2d443f" loext:opacity="100%" fo:font-size="11pt" fo:letter-spacing="-0.0126in" fo:font-style="italic" style:font-size-asian="11pt" style:font-style-asian="italic"/>
    </style:style>
    <style:style style:name="T65" style:family="text">
      <style:text-properties fo:color="#2d443f" loext:opacity="100%" fo:font-style="italic" style:font-style-asian="italic"/>
    </style:style>
    <style:style style:name="T66" style:family="text">
      <style:text-properties fo:color="#2d443f" loext:opacity="100%" fo:font-style="italic" fo:font-weight="bold" style:font-style-asian="italic" style:font-weight-asian="bold"/>
    </style:style>
    <style:style style:name="T67" style:family="text">
      <style:text-properties fo:color="#2d443f" loext:opacity="100%" fo:font-style="italic" fo:font-weight="normal" style:font-style-asian="italic" style:font-weight-asian="normal" style:font-style-complex="italic" style:font-weight-complex="normal"/>
    </style:style>
    <style:style style:name="T68" style:family="text">
      <style:text-properties fo:color="#2d443f" loext:opacity="100%" fo:letter-spacing="-0.011in" fo:font-style="italic" style:font-style-asian="italic"/>
    </style:style>
    <style:style style:name="T69" style:family="text">
      <style:text-properties fo:color="#2d443f" loext:opacity="100%" fo:letter-spacing="-0.011in" fo:font-style="italic" fo:font-weight="bold" style:font-style-asian="italic" style:font-weight-asian="bold"/>
    </style:style>
    <style:style style:name="T70" style:family="text">
      <style:text-properties fo:color="#2d443f" loext:opacity="100%" fo:letter-spacing="-0.011in" fo:font-style="italic" fo:font-weight="normal" style:font-style-asian="italic" style:font-weight-asian="normal" style:font-style-complex="italic" style:font-weight-complex="normal"/>
    </style:style>
    <style:style style:name="T71" style:family="text">
      <style:text-properties fo:color="#2d443f" loext:opacity="100%" fo:letter-spacing="-0.0102in" fo:font-style="italic" style:font-style-asian="italic"/>
    </style:style>
    <style:style style:name="T72" style:family="text">
      <style:text-properties fo:color="#2d443f" loext:opacity="100%" fo:letter-spacing="-0.0016in" fo:font-style="italic" style:font-style-asian="italic"/>
    </style:style>
    <style:style style:name="T73" style:family="text">
      <style:text-properties fo:color="#2d443f" loext:opacity="100%" fo:letter-spacing="-0.0016in" fo:font-style="italic" fo:font-weight="bold" style:font-style-asian="italic" style:font-weight-asian="bold"/>
    </style:style>
    <style:style style:name="T74" style:family="text">
      <style:text-properties fo:color="#2d443f" loext:opacity="100%" fo:letter-spacing="-0.0016in" fo:font-style="italic" fo:font-weight="normal" officeooo:rsid="001e00a3" style:font-style-asian="italic" style:font-weight-asian="normal" style:font-style-complex="italic" style:font-weight-complex="normal"/>
    </style:style>
    <style:style style:name="T75" style:family="text">
      <style:text-properties fo:font-size="11pt" fo:font-style="italic" style:font-size-asian="11pt" style:font-style-asian="italic"/>
    </style:style>
    <style:style style:name="T76" style:family="text">
      <style:text-properties fo:font-size="11pt" style:font-size-asian="11pt"/>
    </style:style>
    <style:style style:name="T77" style:family="text">
      <style:text-properties fo:font-size="9pt" style:font-size-asian="9pt"/>
    </style:style>
    <style:style style:name="T78" style:family="text">
      <style:text-properties fo:font-size="9pt" fo:font-style="italic" style:font-size-asian="9pt" style:font-style-asian="italic"/>
    </style:style>
    <style:style style:name="T79" style:family="text">
      <style:text-properties fo:font-style="italic" style:font-style-asian="italic"/>
    </style:style>
    <style:style style:name="T80" style:family="text">
      <style:text-properties fo:color="#2e4440" loext:opacity="100%" fo:font-style="italic" style:font-style-asian="italic"/>
    </style:style>
    <style:style style:name="T81" style:family="text">
      <style:text-properties fo:color="#2e4440" loext:opacity="100%" fo:letter-spacing="-0.0091in" fo:font-style="italic" style:font-style-asian="italic"/>
    </style:style>
    <style:style style:name="T82" style:family="text">
      <style:text-properties fo:color="#2e4440" loext:opacity="100%" fo:letter-spacing="-0.0016in" fo:font-style="italic" style:font-style-asian="italic"/>
    </style:style>
    <style:style style:name="T83" style:family="text">
      <style:text-properties fo:color="#2e4440" loext:opacity="100%" fo:font-size="11pt" fo:font-style="italic" style:font-size-asian="11pt" style:font-style-asian="italic"/>
    </style:style>
    <style:style style:name="T84" style:family="text">
      <style:text-properties fo:color="#2e4440" loext:opacity="100%" fo:font-size="11pt" fo:letter-spacing="-0.011in" fo:font-style="italic" style:font-size-asian="11pt" style:font-style-asian="italic"/>
    </style:style>
    <style:style style:name="T85" style:family="text">
      <style:text-properties fo:color="#2e4440" loext:opacity="100%" fo:font-size="11pt" fo:letter-spacing="-0.0102in" fo:font-style="italic" style:font-size-asian="11pt" style:font-style-asian="italic"/>
    </style:style>
    <style:style style:name="T86" style:family="text">
      <style:text-properties fo:color="#2e4440" loext:opacity="100%" fo:font-size="11pt" fo:letter-spacing="-0.0016in" fo:font-style="italic" style:font-size-asian="11pt" style:font-style-asian="italic"/>
    </style:style>
    <style:style style:name="T87" style:family="text">
      <style:text-properties fo:color="#2e4440" loext:opacity="100%" fo:font-size="11pt" fo:letter-spacing="-0.0083in" fo:font-style="italic" style:font-size-asian="11pt" style:font-style-asian="italic"/>
    </style:style>
    <style:style style:name="T88" style:family="text">
      <style:text-properties fo:color="#2e4440" loext:opacity="100%" fo:font-size="11pt" fo:letter-spacing="-0.0075in" fo:font-style="italic" style:font-size-asian="11pt" style:font-style-asian="italic"/>
    </style:style>
    <style:style style:name="T89" style:family="text">
      <style:text-properties fo:color="#2e4440" loext:opacity="100%" fo:font-size="11pt" fo:letter-spacing="-0.0098in" fo:font-style="italic" style:font-size-asian="11pt" style:font-style-asian="italic"/>
    </style:style>
    <style:style style:name="T90" style:family="text">
      <style:text-properties fo:color="#2e4440" loext:opacity="100%" fo:font-size="11pt" fo:letter-spacing="-0.0091in" fo:font-style="italic" style:font-size-asian="11pt" style:font-style-asian="italic"/>
    </style:style>
    <style:style style:name="T91" style:family="text">
      <style:text-properties fo:color="#1154cc" loext:opacity="100%" style:text-underline-style="solid" style:text-underline-width="bold" style:text-underline-color="#1154cc"/>
    </style:style>
    <style:style style:name="T92" style:family="text">
      <style:text-properties fo:font-weight="bold" style:font-weight-asian="bold"/>
    </style:style>
    <style:style style:name="T93" style:family="text">
      <style:text-properties fo:font-variant="normal" fo:text-transform="none" fo:color="#666666" loext:opacity="100%" style:font-name="Courier New" fo:font-size="9pt" fo:letter-spacing="-0.0016in" fo:font-style="normal" fo:font-weight="normal" officeooo:rsid="001e00a3" style:font-size-asian="9pt" style:font-size-complex="9pt"/>
    </style:style>
    <style:style style:name="T94" style:family="text">
      <style:text-properties fo:font-variant="normal" fo:text-transform="none" fo:color="#666666" loext:opacity="100%" style:font-name="Courier New" fo:font-size="9pt" fo:letter-spacing="-0.0016in" fo:font-style="normal" fo:font-weight="normal" style:font-size-asian="9pt" style:font-size-complex="9pt"/>
    </style:style>
    <style:style style:name="T95" style:family="text">
      <style:text-properties fo:font-variant="normal" fo:text-transform="none" fo:color="#666666" loext:opacity="100%" style:font-name="Courier New" fo:font-size="9pt" fo:letter-spacing="-0.0016in" fo:font-style="normal" fo:font-weight="normal" officeooo:rsid="001fc2ba" style:font-size-asian="9pt" style:font-size-complex="9pt"/>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5" loext:marker-style-name="T4"><text:span text:style-name="T1">Charlotte,</text:span><text:span text:style-name="T2"> </text:span><text:span text:style-name="T3">NC</text:span></text:p>
        <text:p text:style-name="P16" loext:marker-style-name="T4"><text:span text:style-name="T5">(260)</text:span><text:span text:style-name="T6"> </text:span><text:span text:style-name="T5">445-</text:span><text:span text:style-name="T7">3389</text:span></text:p>
        <text:p text:style-name="P16" loext:marker-style-name="T4"><text:a xlink:type="simple" xlink:href="mailto:timothyaaronbanks@gmail.com" text:style-name="ListLabel_20_10" text:visited-style-name="ListLabel_20_10"><text:span text:style-name="T8">timothyaaronbanks@gmail.com</text:span></text:a></text:p>
        <text:p text:style-name="P17" loext:marker-style-name="T4"/>
        <text:p text:style-name="Title"><text:span text:style-name="T18">Timothy</text:span><text:span text:style-name="T19"> </text:span><text:span text:style-name="T20">Banks</text:span></text:p>
        <text:p text:style-name="P18" loext:marker-style-name="T21"><draw:frame draw:style-name="fr1" draw:name="Image 1" text:anchor-type="char" svg:x="1.2602in" svg:y="0.072in" svg:width="6in" svg:height="0.0417in" draw:z-index="0"><draw:image xlink:href="Pictures/10000000000004B000000008727F688F.png" xlink:type="simple" xlink:show="embed" xlink:actuate="onLoad" draw:mime-type="image/png"/></draw:frame></text:p>
        <text:p text:style-name="P19" loext:marker-style-name="T22"/>
        <text:h text:style-name="Heading_20_1" text:outline-level="2"><text:span text:style-name="T24">SKILLS</text:span></text:h>
        <text:p text:style-name="P22"><text:span text:style-name="T26">Principal Software Engineer with 2</text:span><text:span text:style-name="T49">5</text:span><text:span text:style-name="T26">+ years of experience in the Cryptocurrency, Blockchain, GIS, Color Science and DoD domains.</text:span><text:span text:style-name="T27"> </text:span><text:span text:style-name="T26">I am highly interested in positions</text:span><text:span text:style-name="T28"> </text:span><text:span text:style-name="T26">where</text:span><text:span text:style-name="T29"> </text:span><text:span text:style-name="T26">my</text:span><text:span text:style-name="T28"> </text:span><text:span text:style-name="T26">expertise</text:span><text:span text:style-name="T28"> </text:span><text:span text:style-name="T26">in</text:span><text:span text:style-name="T28"> </text:span><text:span text:style-name="T26">Computer</text:span><text:span text:style-name="T29"> </text:span><text:span text:style-name="T26">Science</text:span><text:span text:style-name="T28"> </text:span><text:span text:style-name="T26">and</text:span><text:span text:style-name="T28"> </text:span><text:span text:style-name="T26">Mathematics</text:span><text:span text:style-name="T29"> </text:span><text:span text:style-name="T26">can</text:span><text:span text:style-name="T28"> </text:span><text:span text:style-name="T26">be</text:span><text:span text:style-name="T28"> </text:span><text:span text:style-name="T26">utilized in a challenging and engaging environment to solve problems elegantly and artfully.</text:span><text:span text:style-name="T27"> </text:span><text:span text:style-name="T26">Priorities are always knowledge sharing, mentoring and explaining complex ideas simply and clearly.</text:span></text:p>
        <text:p text:style-name="Text_20_body"/>
        <text:p text:style-name="P35"/>
        <text:h text:style-name="Heading_20_1" text:outline-level="2"><text:span text:style-name="T25">EDUCATION</text:span></text:h>
        <text:p text:style-name="P20" loext:marker-style-name="T23"/>
        <text:p text:style-name="P8" loext:marker-style-name="T75"><text:span text:style-name="T50">Purdue</text:span><text:span text:style-name="T51"> </text:span><text:span text:style-name="T50">University</text:span><text:span text:style-name="T52"> </text:span><text:span text:style-name="T58">—</text:span><text:span text:style-name="T59"> </text:span><text:span text:style-name="T58">Master’s</text:span><text:span text:style-name="T60"> </text:span><text:span text:style-name="T61">Mathematics</text:span></text:p>
        <text:h text:style-name="Heading_20_4" text:outline-level="5"><text:span text:style-name="T26">AUG</text:span><text:span text:style-name="T28"> </text:span><text:span text:style-name="T26">2006</text:span><text:span text:style-name="T28"> </text:span><text:span text:style-name="T26">-</text:span><text:span text:style-name="T28"> </text:span><text:span text:style-name="T26">MAY</text:span><text:span text:style-name="T29"> </text:span><text:span text:style-name="T28">2009</text:span></text:h>
        <text:p text:style-name="P36"/>
        <text:p text:style-name="P8" loext:marker-style-name="T75"><text:span text:style-name="T50">Purdue</text:span><text:span text:style-name="T51"> </text:span><text:span text:style-name="T50">University</text:span><text:span text:style-name="T53"> </text:span><text:span text:style-name="T58">—</text:span><text:span text:style-name="T62"> </text:span><text:span text:style-name="T58">Bachelor’s</text:span><text:span text:style-name="T62"> </text:span><text:span text:style-name="T58">Computer</text:span><text:span text:style-name="T63"> </text:span><text:span text:style-name="T61">Science</text:span></text:p>
        <text:h text:style-name="Heading_20_4" text:outline-level="5"><text:span text:style-name="T26">SEP</text:span><text:span text:style-name="T28"> </text:span><text:span text:style-name="T26">1998</text:span><text:span text:style-name="T28"> </text:span><text:span text:style-name="T26">-</text:span><text:span text:style-name="T28"> </text:span><text:span text:style-name="T26">MAY</text:span><text:span text:style-name="T29"> </text:span><text:span text:style-name="T28">2003</text:span></text:h>
        <text:p text:style-name="P36"/>
        <text:p text:style-name="P8" loext:marker-style-name="T75"><text:span text:style-name="T50">Purdue</text:span><text:span text:style-name="T54"> </text:span><text:span text:style-name="T50">University</text:span><text:span text:style-name="T54"> </text:span><text:span text:style-name="T58">—</text:span><text:span text:style-name="T63"> </text:span><text:span text:style-name="T58">Bachelor’s</text:span><text:span text:style-name="T64"> </text:span><text:span text:style-name="T58">Information</text:span><text:span text:style-name="T64"> </text:span><text:span text:style-name="T61">Systems</text:span></text:p>
        <text:p text:style-name="P9" loext:marker-style-name="T77"><text:span text:style-name="T30">SEP</text:span><text:span text:style-name="T31"> </text:span><text:span text:style-name="T30">1998</text:span><text:span text:style-name="T31"> </text:span><text:span text:style-name="T30">-</text:span><text:span text:style-name="T31"> </text:span><text:span text:style-name="T30">MAY</text:span><text:span text:style-name="T32"> </text:span><text:span text:style-name="T31">2002</text:span></text:p>
        <text:p text:style-name="Text_20_body"/>
        <text:p text:style-name="P37"/>
        <text:h text:style-name="Heading_20_1" text:outline-level="2"><text:span text:style-name="T24">EXPERIENCE</text:span></text:h>
        <text:p text:style-name="P21" loext:marker-style-name="T23"/>
        <text:h text:style-name="P2" text:outline-level="3" loext:marker-style-name="T79"><text:span text:style-name="T57">Somnia Protocol</text:span><text:span text:style-name="T56"> </text:span><text:span text:style-name="T66">—</text:span><text:span text:style-name="T69"> </text:span><text:span text:style-name="T67">Principal</text:span><text:span text:style-name="T70"> </text:span><text:span text:style-name="T74">Protocol Engineer</text:span></text:h>
        <text:h text:style-name="P4" text:outline-level="5"><text:span text:style-name="T26">JAN</text:span><text:span text:style-name="T28"> </text:span><text:span text:style-name="T26">2025</text:span><text:span text:style-name="T28"> – </text:span><text:span text:style-name="T40">Present</text:span></text:h>
        <text:p text:style-name="P34"><text:span text:style-name="T93">Principal engineer on the Somnia Protocol, which is a high performance EVM compatible L1 blockchain built entirely in Cpp. <text:s/>I was instrumental in </text:span><text:span text:style-name="T94">guiding the protocol to a successful mainnet release </text:span><text:span text:style-name="T93">in September 2025 after a successful testnet release in March 2025.</text:span><text:span text:style-name="T94"> </text:span><text:span text:style-name="T93">I architected and </text:span><text:span text:style-name="T94">implement</text:span><text:span text:style-name="T93">ed</text:span><text:span text:style-name="T94"> mechanisms for </text:span><text:span text:style-name="T93">protocol level DDoS</text:span><text:span text:style-name="T94"> protection </text:span><text:span text:style-name="T93">along with spearhead</text:span><text:span text:style-name="T95">ing</text:span><text:span text:style-name="T93"> an audit of the protocol’s codebase before our mainnet release</text:span><text:span text:style-name="T94">. </text:span><text:span text:style-name="T93">Also led the effort to </text:span><text:span text:style-name="T94">buil</text:span><text:span text:style-name="T93">d</text:span><text:span text:style-name="T94"> up an Oracle network </text:span><text:span text:style-name="T93">on top of the protocol </text:span><text:span text:style-name="T94">to allow for smart contracts to make </text:span><text:span text:style-name="T93">non deterministic HTTP</text:span><text:span text:style-name="T94"> </text:span><text:span text:style-name="T93">out</text:span><text:span text:style-name="T94">calls </text:span><text:span text:style-name="T95">with a network of Oracles voting on the results before committing an agreed upon result on chain</text:span><text:span text:style-name="T94">. </text:span><text:span text:style-name="T93">I also acted as a principal engineer in</text:span><text:span text:style-name="T94"> general </text:span><text:span text:style-name="T93">with </text:span><text:span text:style-name="T94">promoting various </text:span><text:span text:style-name="T95">quality</text:span><text:span text:style-name="T94"> engineering practices such as proactive code reviews, high quality unit testing </text:span><text:span text:style-name="T95">and questioning everything</text:span><text:span text:style-name="T94">.</text:span></text:p>
        <text:h text:style-name="P2" text:outline-level="3" loext:marker-style-name="T79"><text:span text:style-name="T73"/></text:h>
        <text:h text:style-name="Heading_20_2" text:outline-level="3" loext:marker-style-name="T79"><text:span text:style-name="T55">Bullish</text:span><text:span text:style-name="T56"> </text:span><text:span text:style-name="T65">—</text:span><text:span text:style-name="T68"> </text:span><text:span text:style-name="T65">Principal</text:span><text:span text:style-name="T68"> </text:span><text:span text:style-name="T65">Software</text:span><text:span text:style-name="T68"> </text:span><text:span text:style-name="T65">Engineer,</text:span><text:span text:style-name="T71"> </text:span><text:span text:style-name="T72">Custody</text:span></text:h>
        <text:h text:style-name="Heading_20_4" text:outline-level="5"><text:span text:style-name="T26">JAN</text:span><text:span text:style-name="T28"> </text:span><text:span text:style-name="T26">2023</text:span><text:span text:style-name="T28"> – </text:span><text:span text:style-name="T41">NOV 2024</text:span></text:h>
        <text:p text:style-name="P23"><text:span text:style-name="T26">Principal Engineer supporting the Custody subsystem of the Bullish Exchange. </text:span><text:soft-page-break/><text:span text:style-name="T26">Main responsibilities of this role is to promote high quality engineering practices, provide technical oversight for a team of 16 Blockchain engineers, architect and review designs and code along with mentoring senior and junior engineers.</text:span><text:span text:style-name="T27"> </text:span><text:span text:style-name="T26">I also jump into the code and just get things done.</text:span><text:span text:style-name="T27"> </text:span><text:span text:style-name="T26">This role provides</text:span><text:span text:style-name="T42"> </text:span><text:span text:style-name="T26">oversight</text:span><text:span text:style-name="T28"> </text:span><text:span text:style-name="T26">over</text:span><text:span text:style-name="T42"> </text:span><text:span text:style-name="T26">all</text:span><text:span text:style-name="T42"> </text:span><text:span text:style-name="T26">subsystems</text:span><text:span text:style-name="T28"> </text:span><text:span text:style-name="T26">of</text:span><text:span text:style-name="T42"> </text:span><text:span text:style-name="T26">our</text:span><text:span text:style-name="T42"> </text:span><text:span text:style-name="T26">Custody</text:span><text:span text:style-name="T42"> </text:span><text:span text:style-name="T26">subsystem</text:span><text:span text:style-name="T28"> </text:span><text:span text:style-name="T26">which</text:span><text:span text:style-name="T42"> </text:span><text:span text:style-name="T26">includes:</text:span></text:p>
        <text:list text:style-name="WWNum1">
          <text:list-item>
            <text:p text:style-name="P5" loext:marker-style-name="T77"><text:span text:style-name="T30">The</text:span><text:span text:style-name="T33"> </text:span><text:span text:style-name="T30">taurus-node</text:span><text:span text:style-name="T31"> </text:span><text:span text:style-name="T30">blockchain</text:span><text:span text:style-name="T33"> </text:span><text:span text:style-name="T30">protocol.</text:span><text:span text:style-name="T31"> </text:span><text:span text:style-name="T30">I</text:span><text:span text:style-name="T33"> </text:span><text:span text:style-name="T30">provide</text:span><text:span text:style-name="T33"> </text:span><text:span text:style-name="T30">expertise</text:span><text:span text:style-name="T31"> </text:span><text:span text:style-name="T30">over</text:span><text:span text:style-name="T33"> </text:span><text:span text:style-name="T30">the</text:span><text:span text:style-name="T33"> </text:span><text:span text:style-name="T30">WASM runtime, DPOS consensus protocol, Smart Contract tooling for our developers, LLVM/Clang plugins for building linters and compile time tools such as unit test code generation, WASM code generation, etc.</text:span></text:p>
          </text:list-item>
          <text:list-item>
            <text:p text:style-name="P6" loext:marker-style-name="T77"><text:span text:style-name="T30">The Bullish smart contracts.</text:span><text:span text:style-name="T34"> </text:span><text:span text:style-name="T30">I provide expertise over the smart contracts that comprise the core of the custody system and define all business logic for onboarding and offboarding client funds for the Bullish</text:span><text:span text:style-name="T33"> </text:span><text:span text:style-name="T30">Exchange,</text:span><text:span text:style-name="T31"> </text:span><text:span text:style-name="T30">along</text:span><text:span text:style-name="T33"> </text:span><text:span text:style-name="T30">with</text:span><text:span text:style-name="T33"> </text:span><text:span text:style-name="T30">ensuring</text:span><text:span text:style-name="T31"> </text:span><text:span text:style-name="T30">compliance</text:span><text:span text:style-name="T33"> </text:span><text:span text:style-name="T30">with</text:span><text:span text:style-name="T33"> </text:span><text:span text:style-name="T30">KYC</text:span><text:span text:style-name="T31"> </text:span><text:span text:style-name="T30">and</text:span><text:span text:style-name="T33"> </text:span><text:span text:style-name="T30">AML</text:span><text:span text:style-name="T33"> </text:span><text:span text:style-name="T30">checks.</text:span></text:p>
          </text:list-item>
          <text:list-item>
            <text:p text:style-name="P6" loext:marker-style-name="T77"><text:span text:style-name="T30">Our MPC (multi-party compute) subsystem for sharding private keys and signing</text:span><text:span text:style-name="T33"> </text:span><text:span text:style-name="T30">transactions</text:span><text:span text:style-name="T33"> </text:span><text:span text:style-name="T30">to</text:span><text:span text:style-name="T33"> </text:span><text:span text:style-name="T30">submit</text:span><text:span text:style-name="T33"> </text:span><text:span text:style-name="T30">to</text:span><text:span text:style-name="T33"> </text:span><text:span text:style-name="T30">various</text:span><text:span text:style-name="T33"> </text:span><text:span text:style-name="T30">blockchains</text:span><text:span text:style-name="T33"> </text:span><text:span text:style-name="T30">that</text:span><text:span text:style-name="T33"> </text:span><text:span text:style-name="T30">we</text:span><text:span text:style-name="T33"> </text:span><text:span text:style-name="T30">natively interact with (such as Bitcoin, Ethereum, Near, TON, etc).</text:span></text:p>
          </text:list-item>
        </text:list>
      </text:section>
      <text:list text:continue-numbering="true" text:style-name="WWNum1">
        <text:list-item>
          <text:p text:style-name="P7" loext:marker-style-name="T77"><text:span text:style-name="T30">Our</text:span><text:span text:style-name="T35"> </text:span><text:span text:style-name="T30">blockchain</text:span><text:span text:style-name="T35"> </text:span><text:span text:style-name="T30">indexing</text:span><text:span text:style-name="T35"> </text:span><text:span text:style-name="T30">service</text:span><text:span text:style-name="T35"> </text:span><text:span text:style-name="T30">for</text:span><text:span text:style-name="T35"> </text:span><text:span text:style-name="T30">monitoring</text:span><text:span text:style-name="T35"> </text:span><text:span text:style-name="T30">addresses</text:span><text:span text:style-name="T36"> </text:span><text:span text:style-name="T30">that</text:span><text:span text:style-name="T35"> </text:span><text:span text:style-name="T30">our</text:span><text:span text:style-name="T35"> </text:span><text:span text:style-name="T31">used</text:span></text:p>
        </text:list-item>
      </text:list>
      <text:p text:style-name="P33"><text:span text:style-name="T26">within</text:span><text:span text:style-name="T28"> </text:span><text:span text:style-name="T26">our</text:span><text:span text:style-name="T28"> </text:span><text:span text:style-name="T26">exchange.</text:span><text:span text:style-name="T27"> </text:span><text:span text:style-name="T26">I</text:span><text:span text:style-name="T28"> </text:span><text:span text:style-name="T26">have</text:span><text:span text:style-name="T28"> </text:span><text:span text:style-name="T26">written</text:span><text:span text:style-name="T28"> </text:span><text:span text:style-name="T26">many</text:span><text:span text:style-name="T28"> </text:span><text:span text:style-name="T26">low</text:span><text:span text:style-name="T28"> </text:span><text:span text:style-name="T26">level</text:span><text:span text:style-name="T28"> </text:span><text:span text:style-name="T26">raw</text:span><text:span text:style-name="T28"> </text:span><text:span text:style-name="T26">transaction serialization libraries for each blockchain we currently support.</text:span></text:p>
      <text:p text:style-name="P11" loext:marker-style-name="T78"><text:span text:style-name="T38">Technologies</text:span><text:span text:style-name="T37"> </text:span><text:span text:style-name="T38">used</text:span><text:span text:style-name="T37"> </text:span><text:span text:style-name="T38">in</text:span><text:span text:style-name="T37"> </text:span><text:span text:style-name="T38">this</text:span><text:span text:style-name="T37"> </text:span><text:span text:style-name="T39">position:</text:span></text:p>
      <text:p text:style-name="P26"><text:span text:style-name="T26">C++</text:span><text:span text:style-name="T28"> </text:span><text:span text:style-name="T26">17+,</text:span><text:span text:style-name="T28"> </text:span><text:span text:style-name="T26">C,</text:span><text:span text:style-name="T28"> </text:span><text:span text:style-name="T26">Python,</text:span><text:span text:style-name="T28"> </text:span><text:span text:style-name="T26">Rust,</text:span><text:span text:style-name="T28"> </text:span><text:span text:style-name="T26">Java,</text:span><text:span text:style-name="T28"> </text:span><text:span text:style-name="T26">LLVM,</text:span><text:span text:style-name="T28"> </text:span><text:span text:style-name="T26">Clang,</text:span><text:span text:style-name="T28"> </text:span><text:span text:style-name="T26">cmake,</text:span><text:span text:style-name="T28"> </text:span><text:span text:style-name="T26">git,</text:span><text:span text:style-name="T28"> </text:span><text:span text:style-name="T26">EOSIO,</text:span><text:span text:style-name="T28"> </text:span><text:span text:style-name="T26">Bitcoin, Ethereum, Near, TON, GCP, Kubernetes, Docker, Rabbit MQ, Linux, MacOS</text:span></text:p>
      <text:p text:style-name="P38"/>
      <text:h text:style-name="P1" text:outline-level="3" loext:marker-style-name="T79"><text:span text:style-name="T9">Bullish</text:span><text:span text:style-name="T10"> </text:span><text:span text:style-name="T80">—</text:span><text:span text:style-name="T81"> </text:span><text:span text:style-name="T80">Lead</text:span><text:span text:style-name="T81"> </text:span><text:span text:style-name="T80">Software</text:span><text:span text:style-name="T81"> </text:span><text:span text:style-name="T80">Engineer,</text:span><text:span text:style-name="T81"> </text:span><text:span text:style-name="T80">Smart</text:span><text:span text:style-name="T81"> </text:span><text:span text:style-name="T82">Contracts</text:span></text:h>
      <text:h text:style-name="P3" text:outline-level="5"><text:span text:style-name="T26">JAN</text:span><text:span text:style-name="T28"> </text:span><text:span text:style-name="T26">2021</text:span><text:span text:style-name="T28"> </text:span><text:span text:style-name="T26">-</text:span><text:span text:style-name="T28"> </text:span><text:span text:style-name="T26">JAN</text:span><text:span text:style-name="T28"> 2023</text:span></text:h>
      <text:p text:style-name="P23"><text:span text:style-name="T26">Bullish is a subsidiary of Block.one and was drafted onto their Smart Contract team. Original engineer implementing the Smart Contracts that support the core business logic of the Custody subsystem on the Bullish Exchange.</text:span><text:span text:style-name="T27"> </text:span><text:span text:style-name="T26">This role involved a close collaboration relationship with our product team to define exactly</text:span><text:span text:style-name="T28"> </text:span><text:span text:style-name="T26">what</text:span><text:span text:style-name="T28"> </text:span><text:span text:style-name="T26">the</text:span><text:span text:style-name="T28"> </text:span><text:span text:style-name="T26">Custody</text:span><text:span text:style-name="T28"> </text:span><text:span text:style-name="T26">subsystem</text:span><text:span text:style-name="T28"> </text:span><text:span text:style-name="T26">needs</text:span><text:span text:style-name="T28"> </text:span><text:span text:style-name="T26">to</text:span><text:span text:style-name="T28"> </text:span><text:span text:style-name="T26">accomplish</text:span><text:span text:style-name="T28"> </text:span><text:span text:style-name="T26">within</text:span><text:span text:style-name="T28"> </text:span><text:span text:style-name="T26">the</text:span><text:span text:style-name="T28"> </text:span><text:span text:style-name="T26">Bullish</text:span><text:span text:style-name="T28"> </text:span><text:span text:style-name="T26">along with writing those Smart Contracts on the EOSIO protocol.</text:span><text:span text:style-name="T27"> </text:span><text:span text:style-name="T26">Led a team of 5 engineers</text:span><text:span text:style-name="T29"> </text:span><text:span text:style-name="T26">to</text:span><text:span text:style-name="T29"> </text:span><text:span text:style-name="T26">meet</text:span><text:span text:style-name="T29"> </text:span><text:span text:style-name="T26">a</text:span><text:span text:style-name="T29"> </text:span><text:span text:style-name="T26">strict</text:span><text:span text:style-name="T29"> </text:span><text:span text:style-name="T26">deadline</text:span><text:span text:style-name="T29"> </text:span><text:span text:style-name="T26">of</text:span><text:span text:style-name="T29"> </text:span><text:span text:style-name="T26">going</text:span><text:span text:style-name="T29"> </text:span><text:span text:style-name="T26">live</text:span><text:span text:style-name="T29"> </text:span><text:span text:style-name="T26">with</text:span><text:span text:style-name="T29"> </text:span><text:span text:style-name="T26">the</text:span><text:span text:style-name="T29"> </text:span><text:span text:style-name="T26">Bullish</text:span><text:span text:style-name="T29"> </text:span><text:span text:style-name="T26">exchange</text:span><text:span text:style-name="T29"> </text:span><text:span text:style-name="T26">JAN 2022.</text:span><text:span text:style-name="T43"> </text:span><text:span text:style-name="T26">This role also led to many improvements on the tooling of the EOSIO smart contracts.</text:span></text:p>
      <text:p text:style-name="P12" loext:marker-style-name="T78"><text:span text:style-name="T38">Technologies</text:span><text:span text:style-name="T37"> </text:span><text:span text:style-name="T38">used</text:span><text:span text:style-name="T37"> </text:span><text:span text:style-name="T38">in</text:span><text:span text:style-name="T37"> </text:span><text:span text:style-name="T38">this</text:span><text:span text:style-name="T37"> </text:span><text:span text:style-name="T39">position:</text:span></text:p>
      <text:p text:style-name="P26"><text:span text:style-name="T26">C++</text:span><text:span text:style-name="T28"> </text:span><text:span text:style-name="T26">17+,</text:span><text:span text:style-name="T28"> </text:span><text:span text:style-name="T26">C,</text:span><text:span text:style-name="T28"> </text:span><text:span text:style-name="T26">Python,</text:span><text:span text:style-name="T28"> </text:span><text:span text:style-name="T26">Java,</text:span><text:span text:style-name="T28"> </text:span><text:span text:style-name="T26">LLVM,</text:span><text:span text:style-name="T28"> </text:span><text:span text:style-name="T26">Clang,</text:span><text:span text:style-name="T28"> </text:span><text:span text:style-name="T26">cmake,</text:span><text:span text:style-name="T28"> </text:span><text:span text:style-name="T26">git,</text:span><text:span text:style-name="T28"> </text:span><text:span text:style-name="T26">GCP,</text:span><text:span text:style-name="T28"> </text:span><text:span text:style-name="T26">Kubernetes,</text:span><text:span text:style-name="T28"> </text:span><text:span text:style-name="T26">Docker, Rabbit MQ, Linux, MacOS</text:span></text:p>
      <text:p text:style-name="P39"/>
      <text:p text:style-name="P8" loext:marker-style-name="T75"><text:span text:style-name="T11">Block.one</text:span><text:span text:style-name="T12"> </text:span><text:span text:style-name="T83">—</text:span><text:span text:style-name="T84"> </text:span><text:span text:style-name="T83">Software</text:span><text:span text:style-name="T85"> </text:span><text:span text:style-name="T83">Engineer,</text:span><text:span text:style-name="T84"> </text:span><text:span text:style-name="T86">Blockchain</text:span></text:p>
      <text:h text:style-name="Heading_20_4" text:outline-level="5"><text:span text:style-name="T26">APR</text:span><text:span text:style-name="T28"> </text:span><text:span text:style-name="T26">2020</text:span><text:span text:style-name="T28"> </text:span><text:span text:style-name="T26">-</text:span><text:span text:style-name="T28"> </text:span><text:span text:style-name="T26">JAN</text:span><text:span text:style-name="T28"> 2021</text:span></text:h>
      <text:p text:style-name="P29"><text:span text:style-name="T26">Main responsibilities for this role was extending and maintaining the EOSIO blockchain protocol developed by Block.one.</text:span><text:span text:style-name="T27"> </text:span><text:span text:style-name="T26">During my time in this role, before</text:span><text:span text:style-name="T29"> </text:span><text:span text:style-name="T26">I</text:span><text:span text:style-name="T29"> </text:span><text:span text:style-name="T26">was</text:span><text:span text:style-name="T29"> </text:span><text:span text:style-name="T26">moved</text:span><text:span text:style-name="T29"> </text:span><text:span text:style-name="T26">on</text:span><text:span text:style-name="T29"> </text:span><text:span text:style-name="T26">to</text:span><text:span text:style-name="T29"> </text:span><text:span text:style-name="T26">the</text:span><text:span text:style-name="T29"> </text:span><text:span text:style-name="T26">Bullish</text:span><text:span text:style-name="T29"> </text:span><text:span text:style-name="T26">exchange,</text:span><text:span text:style-name="T29"> </text:span><text:span text:style-name="T26">I</text:span><text:span text:style-name="T29"> </text:span><text:span text:style-name="T26">worked</text:span><text:span text:style-name="T29"> </text:span><text:span text:style-name="T26">on</text:span><text:span text:style-name="T29"> </text:span><text:span text:style-name="T26">integrating</text:span><text:span text:style-name="T29"> </text:span><text:span text:style-name="T26">RocksDB into this protocol to allow for block produces to choose between using either Chainbase (Block.one’s self described database for blockchains which is essentially a memory mapped file) or RocksDB (a KV database open sourced by </text:span><text:span text:style-name="T40">Facebook).</text:span></text:p>
      <text:p text:style-name="P11" loext:marker-style-name="T78"><text:span text:style-name="T38">Technologies</text:span><text:span text:style-name="T37"> </text:span><text:span text:style-name="T38">used</text:span><text:span text:style-name="T37"> </text:span><text:span text:style-name="T38">in</text:span><text:span text:style-name="T37"> </text:span><text:span text:style-name="T38">this</text:span><text:span text:style-name="T37"> </text:span><text:span text:style-name="T39">position:</text:span></text:p>
      <text:p text:style-name="P27"><text:span text:style-name="T26">C++</text:span><text:span text:style-name="T28"> </text:span><text:span text:style-name="T26">17+,</text:span><text:span text:style-name="T28"> </text:span><text:span text:style-name="T26">C,</text:span><text:span text:style-name="T28"> </text:span><text:span text:style-name="T26">Python,</text:span><text:span text:style-name="T28"> </text:span><text:span text:style-name="T26">LLVM,</text:span><text:span text:style-name="T28"> </text:span><text:span text:style-name="T26">Clang,</text:span><text:span text:style-name="T28"> </text:span><text:span text:style-name="T26">cmake,</text:span><text:span text:style-name="T28"> </text:span><text:span text:style-name="T26">git,</text:span><text:span text:style-name="T28"> </text:span><text:span text:style-name="T26">GCP,</text:span><text:span text:style-name="T28"> </text:span><text:span text:style-name="T26">Kubernetes,</text:span><text:span text:style-name="T28"> </text:span><text:span text:style-name="T26">Docker,</text:span><text:span text:style-name="T28"> </text:span><text:span text:style-name="T26">Linux, </text:span><text:span text:style-name="T40">MacOS</text:span></text:p>
      <text:p text:style-name="P38"/>
      <text:p text:style-name="P8" loext:marker-style-name="T75"><text:span text:style-name="T11">Amazon</text:span><text:span text:style-name="T13"> </text:span><text:span text:style-name="T83">—</text:span><text:span text:style-name="T87"> </text:span><text:span text:style-name="T83">Software</text:span><text:span text:style-name="T88"> </text:span><text:span text:style-name="T86">Engineer</text:span></text:p>
      <text:h text:style-name="Heading_20_4" text:outline-level="5"><text:soft-page-break/><text:span text:style-name="T26">OCT</text:span><text:span text:style-name="T28"> </text:span><text:span text:style-name="T26">2019</text:span><text:span text:style-name="T28"> </text:span><text:span text:style-name="T26">-</text:span><text:span text:style-name="T28"> </text:span><text:span text:style-name="T26">APR</text:span><text:span text:style-name="T28"> 2020</text:span></text:h>
      <text:p text:style-name="P31"><text:span text:style-name="T26">Worked on the Greengrass initiative at Amazon whose goal was to allow for various Amazon services to execute on IoT and edge devices that have limited resources and may spend most of their time offline.</text:span><text:span text:style-name="T27"> </text:span><text:span text:style-name="T26">The role in Arlington was part of a team being stood up that could bring these services on to edge devices within a secured environment (SCIF) to support Amazon’s bid and anticipating at winning the DoD JEDI contract.</text:span><text:span text:style-name="T27"> </text:span><text:span text:style-name="T26">My responsibilities during my time there was upgrading their Python codebase to 3.0+, implementing a couple of</text:span><text:span text:style-name="T28"> </text:span><text:span text:style-name="T26">additional</text:span><text:span text:style-name="T28"> </text:span><text:span text:style-name="T26">micro-services</text:span><text:span text:style-name="T28"> </text:span><text:span text:style-name="T26">on</text:span><text:span text:style-name="T28"> </text:span><text:span text:style-name="T26">their</text:span><text:span text:style-name="T28"> </text:span><text:span text:style-name="T26">IoT</text:span><text:span text:style-name="T28"> </text:span><text:span text:style-name="T26">platform</text:span><text:span text:style-name="T28"> </text:span><text:span text:style-name="T26">and</text:span><text:span text:style-name="T28"> </text:span><text:span text:style-name="T26">providing</text:span><text:span text:style-name="T28"> </text:span><text:span text:style-name="T26">maintenance</text:span><text:span text:style-name="T28"> </text:span><text:span text:style-name="T26">to their C API.</text:span></text:p>
      <text:p text:style-name="P12" loext:marker-style-name="T78"><text:span text:style-name="T38">Technologies</text:span><text:span text:style-name="T37"> </text:span><text:span text:style-name="T38">used</text:span><text:span text:style-name="T37"> </text:span><text:span text:style-name="T38">in</text:span><text:span text:style-name="T37"> </text:span><text:span text:style-name="T38">this</text:span><text:span text:style-name="T37"> </text:span><text:span text:style-name="T39">position:</text:span></text:p>
      <text:p text:style-name="P40"><text:span text:style-name="T26">C,</text:span><text:span text:style-name="T44"> </text:span><text:span text:style-name="T26">Python,</text:span><text:span text:style-name="T45"> </text:span><text:span text:style-name="T26">Java,</text:span><text:span text:style-name="T45"> </text:span><text:span text:style-name="T26">git,</text:span><text:span text:style-name="T45"> </text:span><text:span text:style-name="T26">AWS,</text:span><text:span text:style-name="T45"> </text:span><text:span text:style-name="T26">Kubernetes,</text:span><text:span text:style-name="T44"> </text:span><text:span text:style-name="T26">Docker,</text:span><text:span text:style-name="T45"> </text:span><text:span text:style-name="T40">MacOS</text:span></text:p>
      <text:p text:style-name="P36"/>
      <text:h text:style-name="Heading_20_2" text:outline-level="3" loext:marker-style-name="T79"><text:span text:style-name="T9">ESRI</text:span><text:span text:style-name="T17"> </text:span><text:span text:style-name="T80">—</text:span><text:span text:style-name="T81"> </text:span><text:span text:style-name="T80">Principal</text:span><text:span text:style-name="T81"> </text:span><text:span text:style-name="T80">Software</text:span><text:span text:style-name="T81"> </text:span><text:span text:style-name="T82">Engineer</text:span></text:h>
      <text:h text:style-name="Heading_20_4" text:outline-level="5"><text:span text:style-name="T26">FEB</text:span><text:span text:style-name="T28"> </text:span><text:span text:style-name="T26">2013</text:span><text:span text:style-name="T28"> </text:span><text:span text:style-name="T26">-</text:span><text:span text:style-name="T28"> </text:span><text:span text:style-name="T26">OCT</text:span><text:span text:style-name="T28"> 2019</text:span></text:h>
      <text:p text:style-name="P23"><text:span text:style-name="T26">Worked as a software engineer on ESRI’s runtime core project. This involved being</text:span><text:span text:style-name="T28"> </text:span><text:span text:style-name="T26">the</text:span><text:span text:style-name="T28"> </text:span><text:span text:style-name="T26">first</text:span><text:span text:style-name="T28"> </text:span><text:span text:style-name="T26">software</text:span><text:span text:style-name="T28"> </text:span><text:span text:style-name="T26">engineer</text:span><text:span text:style-name="T28"> </text:span><text:span text:style-name="T26">on</text:span><text:span text:style-name="T28"> </text:span><text:span text:style-name="T26">their</text:span><text:span text:style-name="T28"> </text:span><text:span text:style-name="T26">next</text:span><text:span text:style-name="T28"> </text:span><text:span text:style-name="T26">generation</text:span><text:span text:style-name="T28"> </text:span><text:span text:style-name="T26">SDK</text:span><text:span text:style-name="T28"> </text:span><text:span text:style-name="T26">which</text:span><text:span text:style-name="T28"> </text:span><text:span text:style-name="T26">involved</text:span><text:span text:style-name="T28"> </text:span><text:span text:style-name="T26">a complete rewrite of their current engine which was COM based. The core SDK was built utilizing modern CPP (cpp14) and I spent a lot of time writing code to automatically produce language bindings for all platforms that ESRI supported for</text:span><text:span text:style-name="T28"> </text:span><text:span text:style-name="T26">their</text:span><text:span text:style-name="T28"> </text:span><text:span text:style-name="T26">end</text:span><text:span text:style-name="T28"> </text:span><text:span text:style-name="T26">user</text:span><text:span text:style-name="T28"> </text:span><text:span text:style-name="T26">SDKS.</text:span><text:span text:style-name="T28"> </text:span><text:span text:style-name="T26">This</text:span><text:span text:style-name="T28"> </text:span><text:span text:style-name="T26">included</text:span><text:span text:style-name="T28"> </text:span><text:span text:style-name="T26">language</text:span><text:span text:style-name="T28"> </text:span><text:span text:style-name="T26">bindings</text:span><text:span text:style-name="T28"> </text:span><text:span text:style-name="T26">for</text:span><text:span text:style-name="T28"> </text:span><text:span text:style-name="T26">Java,</text:span><text:span text:style-name="T28"> </text:span><text:span text:style-name="T26">Swift,</text:span><text:span text:style-name="T28"> </text:span><text:span text:style-name="T26">.Net, Objective-C, Qt and Python. Original implementation of these code generation tools were implemented using Python but this morphed into using Clang’s AST to generate language bindings, stubbed out code and unit tests by feeding these tools</text:span><text:span text:style-name="T28"> </text:span><text:span text:style-name="T26">an</text:span><text:span text:style-name="T28"> </text:span><text:span text:style-name="T26">internal</text:span><text:span text:style-name="T28"> </text:span><text:span text:style-name="T26">design</text:span><text:span text:style-name="T28"> </text:span><text:span text:style-name="T26">language</text:span><text:span text:style-name="T28"> </text:span><text:span text:style-name="T26">based</text:span><text:span text:style-name="T28"> </text:span><text:span text:style-name="T26">on</text:span><text:span text:style-name="T28"> </text:span><text:span text:style-name="T26">YAML.</text:span><text:span text:style-name="T28"> </text:span><text:span text:style-name="T26">These</text:span><text:span text:style-name="T28"> </text:span><text:span text:style-name="T26">tools</text:span><text:span text:style-name="T28"> </text:span><text:span text:style-name="T26">saved</text:span><text:span text:style-name="T28"> </text:span><text:span text:style-name="T26">our</text:span><text:span text:style-name="T28"> </text:span><text:span text:style-name="T26">platform SDK teams months of work by not needing to write language specific bindings against our CPP code base. Was a lead developer in designing and implementing the data models and asynchronous operations that the core runtime used.</text:span></text:p>
      <text:p text:style-name="P41"><text:span text:style-name="T26">Utilized</text:span><text:span text:style-name="T45"> </text:span><text:span text:style-name="T26">modern</text:span><text:span text:style-name="T45"> </text:span><text:span text:style-name="T26">CPP,</text:span><text:span text:style-name="T47"> </text:span><text:span text:style-name="T26">C,</text:span><text:span text:style-name="T45"> </text:span><text:span text:style-name="T26">Python</text:span><text:span text:style-name="T47"> </text:span><text:span text:style-name="T26">3.0+</text:span><text:span text:style-name="T45"> </text:span><text:span text:style-name="T26">libraries,</text:span><text:span text:style-name="T47"> </text:span><text:span text:style-name="T26">Git</text:span><text:span text:style-name="T45"> </text:span><text:span text:style-name="T26">and</text:span><text:span text:style-name="T47"> </text:span><text:span text:style-name="T26">CMAKE</text:span><text:span text:style-name="T45"> </text:span><text:span text:style-name="T40">toolchains.</text:span></text:p>
      <text:p text:style-name="P13" loext:marker-style-name="T78"><text:span text:style-name="T38">Technologies</text:span><text:span text:style-name="T37"> </text:span><text:span text:style-name="T38">used</text:span><text:span text:style-name="T37"> </text:span><text:span text:style-name="T38">in</text:span><text:span text:style-name="T37"> </text:span><text:span text:style-name="T38">this</text:span><text:span text:style-name="T37"> </text:span><text:span text:style-name="T39">position:</text:span></text:p>
      <text:p text:style-name="P42"><text:span text:style-name="T26">C++</text:span><text:span text:style-name="T45"> </text:span><text:span text:style-name="T26">14+,</text:span><text:span text:style-name="T47"> </text:span><text:span text:style-name="T26">C,</text:span><text:span text:style-name="T47"> </text:span><text:span text:style-name="T26">Python,</text:span><text:span text:style-name="T47"> </text:span><text:span text:style-name="T26">LLVM,</text:span><text:span text:style-name="T47"> </text:span><text:span text:style-name="T26">Clang,</text:span><text:span text:style-name="T47"> </text:span><text:span text:style-name="T26">cmake,</text:span><text:span text:style-name="T45"> </text:span><text:span text:style-name="T26">git,</text:span><text:span text:style-name="T47"> </text:span><text:span text:style-name="T26">Linux,</text:span><text:span text:style-name="T47"> </text:span><text:span text:style-name="T40">MacOS</text:span></text:p>
      <text:p text:style-name="P43"/>
      <text:p text:style-name="P8" loext:marker-style-name="T75"><text:span text:style-name="T11">Chromalyzer</text:span><text:span text:style-name="T14"> </text:span><text:span text:style-name="T83">—</text:span><text:span text:style-name="T89"> </text:span><text:span text:style-name="T83">Lead</text:span><text:span text:style-name="T89"> </text:span><text:span text:style-name="T83">Software</text:span><text:span text:style-name="T89"> </text:span><text:span text:style-name="T86">Engineer</text:span></text:p>
      <text:h text:style-name="P3" text:outline-level="5"><text:span text:style-name="T26">FEB</text:span><text:span text:style-name="T28"> </text:span><text:span text:style-name="T26">2013</text:span><text:span text:style-name="T28"> </text:span><text:span text:style-name="T26">-</text:span><text:span text:style-name="T28"> </text:span><text:span text:style-name="T26">FEB</text:span><text:span text:style-name="T28"> 2014</text:span></text:h>
      <text:p text:style-name="P29"><text:span text:style-name="T26">Was 1 of 2 software engineers to implement the RAL Digital color visualizer (</text:span><text:a xlink:type="simple" xlink:href="https://usa.ral-shop.com/product/ral-digital/" text:style-name="ListLabel_20_11" text:visited-style-name="ListLabel_20_11"><text:span text:style-name="T91">https://usa.ral-shop.com/product/ral-digital/</text:span></text:a><text:span text:style-name="T48">).</text:span><text:span text:style-name="T46"> </text:span><text:span text:style-name="T48">This</text:span><text:span text:style-name="T46"> </text:span><text:span text:style-name="T48">tool</text:span><text:span text:style-name="T46"> </text:span><text:span text:style-name="T48">allows</text:span><text:span text:style-name="T46"> </text:span><text:span text:style-name="T48">end</text:span><text:span text:style-name="T46"> </text:span><text:span text:style-name="T48">users</text:span><text:span text:style-name="T46"> </text:span><text:span text:style-name="T48">to virtually apply RAL paint on photos of their rooms. It also provided a color deck of all the RAL colors, filtering based on hue, brightness and saturation values, various 2D and 3D views of the RAL color palette, and the ability to match colors in a photo to the closest RAL color, among other things.</text:span></text:p>
      <text:p text:style-name="P12" loext:marker-style-name="T78"><text:span text:style-name="T38">Technologies</text:span><text:span text:style-name="T37"> </text:span><text:span text:style-name="T38">used</text:span><text:span text:style-name="T37"> </text:span><text:span text:style-name="T38">in</text:span><text:span text:style-name="T37"> </text:span><text:span text:style-name="T38">this</text:span><text:span text:style-name="T37"> </text:span><text:span text:style-name="T39">position:</text:span></text:p>
      <text:p text:style-name="P42"><text:span text:style-name="T26">C++</text:span><text:span text:style-name="T47"> </text:span><text:span text:style-name="T26">14+,</text:span><text:span text:style-name="T47"> </text:span><text:span text:style-name="T26">Qt,</text:span><text:span text:style-name="T47"> </text:span><text:span text:style-name="T26">LLVM,</text:span><text:span text:style-name="T47"> </text:span><text:span text:style-name="T26">Clang,</text:span><text:span text:style-name="T47"> </text:span><text:span text:style-name="T26">cmake,</text:span><text:span text:style-name="T47"> </text:span><text:span text:style-name="T26">git,</text:span><text:span text:style-name="T47"> </text:span><text:span text:style-name="T26">Linux,</text:span><text:span text:style-name="T47"> </text:span><text:span text:style-name="T40">MacOS</text:span></text:p>
      <text:p text:style-name="P36"/>
      <text:p text:style-name="P10" loext:marker-style-name="T75"><text:span text:style-name="T11">Chameleon</text:span><text:span text:style-name="T15"> </text:span><text:span text:style-name="T11">Power</text:span><text:span text:style-name="T15"> </text:span><text:span text:style-name="T83">—</text:span><text:span text:style-name="T87"> </text:span><text:span text:style-name="T83">Lead</text:span><text:span text:style-name="T90"> </text:span><text:span text:style-name="T83">Software</text:span><text:span text:style-name="T87"> </text:span><text:span text:style-name="T86">Engineer</text:span></text:p>
      <text:h text:style-name="P3" text:outline-level="5"><text:span text:style-name="T26">APR</text:span><text:span text:style-name="T28"> </text:span><text:span text:style-name="T26">2020</text:span><text:span text:style-name="T28"> </text:span><text:span text:style-name="T26">-</text:span><text:span text:style-name="T28"> </text:span><text:span text:style-name="T26">JAN</text:span><text:span text:style-name="T28"> 2021</text:span></text:h>
      <text:p text:style-name="P44"/>
      <text:p text:style-name="P24"><text:span text:style-name="T26">Chameleon</text:span><text:span text:style-name="T28"> </text:span><text:span text:style-name="T26">Power</text:span><text:span text:style-name="T28"> </text:span><text:span text:style-name="T26">hired</text:span><text:span text:style-name="T28"> </text:span><text:span text:style-name="T26">me</text:span><text:span text:style-name="T28"> </text:span><text:span text:style-name="T26">to</text:span><text:span text:style-name="T28"> </text:span><text:span text:style-name="T26">architect</text:span><text:span text:style-name="T28"> </text:span><text:span text:style-name="T26">and</text:span><text:span text:style-name="T28"> </text:span><text:span text:style-name="T26">implement</text:span><text:span text:style-name="T28"> </text:span><text:span text:style-name="T26">a</text:span><text:span text:style-name="T28"> </text:span><text:span text:style-name="T26">reusable</text:span><text:span text:style-name="T28"> </text:span><text:span text:style-name="T26">set</text:span><text:span text:style-name="T28"> </text:span><text:span text:style-name="T26">of</text:span><text:span text:style-name="T28"> </text:span><text:span text:style-name="T26">libraries to utilize their visualizer technology on mobile devices. This involved rewriting their C# core library in CPP to fully utilize the hardware available on those devices. This resulted in a 8x performance increase in their library. Implemented a toolset of reusable UI controls for both iOS and Android. This allows Chameleon Power to produce customized virtualizer applications for customers</text:span><text:span text:style-name="T29"> </text:span><text:span text:style-name="T26">in</text:span><text:span text:style-name="T29"> </text:span><text:span text:style-name="T26">a</text:span><text:span text:style-name="T29"> </text:span><text:span text:style-name="T26">few</text:span><text:span text:style-name="T29"> </text:span><text:span text:style-name="T26">weeks</text:span><text:span text:style-name="T29"> </text:span><text:span text:style-name="T26">as</text:span><text:span text:style-name="T29"> </text:span><text:span text:style-name="T26">opposed</text:span><text:span text:style-name="T29"> </text:span><text:span text:style-name="T26">to</text:span><text:span text:style-name="T29"> </text:span><text:span text:style-name="T26">the</text:span><text:span text:style-name="T29"> </text:span><text:span text:style-name="T26">6+</text:span><text:span text:style-name="T29"> </text:span><text:span text:style-name="T26">months</text:span><text:span text:style-name="T29"> </text:span><text:span text:style-name="T26">it</text:span><text:span text:style-name="T29"> </text:span><text:span text:style-name="T26">used</text:span><text:span text:style-name="T29"> </text:span><text:span text:style-name="T26">to</text:span><text:span text:style-name="T29"> </text:span><text:span text:style-name="T26">take.</text:span><text:span text:style-name="T29"> </text:span><text:span text:style-name="T26">During</text:span><text:span text:style-name="T29"> </text:span><text:span text:style-name="T26">my time there, I implemented various custom applications for visualizing paint on walls, tile on floors and shingles on houses. End users utilize these tools by taking a picture of the room they want to visualize, uploading their photo to our engine and changing decorative elements in those photos. Chameleon Power applications are available on the App Store and Play Store.</text:span></text:p>
      <text:p text:style-name="P45"/>
      <text:p text:style-name="P14" loext:marker-style-name="T78"><text:span text:style-name="T38">Technologies</text:span><text:span text:style-name="T37"> </text:span><text:span text:style-name="T38">used</text:span><text:span text:style-name="T37"> </text:span><text:span text:style-name="T38">in</text:span><text:span text:style-name="T37"> </text:span><text:span text:style-name="T38">this</text:span><text:span text:style-name="T37"> </text:span><text:span text:style-name="T39">position:</text:span></text:p>
      <text:p text:style-name="P42"><text:span text:style-name="T26">C++,</text:span><text:span text:style-name="T45"> </text:span><text:span text:style-name="T26">C,</text:span><text:span text:style-name="T47"> </text:span><text:span text:style-name="T26">C#,</text:span><text:span text:style-name="T45"> </text:span><text:span text:style-name="T26">Java,</text:span><text:span text:style-name="T47"> </text:span><text:span text:style-name="T26">Objective-C,</text:span><text:span text:style-name="T45"> </text:span><text:span text:style-name="T26">Qt,</text:span><text:span text:style-name="T47"> </text:span><text:span text:style-name="T26">LLVM,</text:span><text:span text:style-name="T45"> </text:span><text:span text:style-name="T26">Clang,</text:span><text:span text:style-name="T47"> </text:span><text:span text:style-name="T26">cmake,</text:span><text:span text:style-name="T45"> </text:span><text:span text:style-name="T26">git,</text:span><text:span text:style-name="T47"> </text:span><text:span text:style-name="T26">Linux,</text:span><text:span text:style-name="T45"> </text:span><text:span text:style-name="T40">MacOS</text:span></text:p>
      <text:p text:style-name="P48" loext:marker-style-name="T76"/>
      <text:p text:style-name="P46" loext:marker-style-name="T76"/>
      <text:p text:style-name="P46" loext:marker-style-name="T76"/>
      <text:p text:style-name="P47" loext:marker-style-name="T76"/>
      <text:p text:style-name="P8" loext:marker-style-name="T75"><text:span text:style-name="T11">General</text:span><text:span text:style-name="T14"> </text:span><text:span text:style-name="T11">Dynamics</text:span><text:span text:style-name="T15"> </text:span><text:span text:style-name="T83">—</text:span><text:span text:style-name="T89"> </text:span><text:span text:style-name="T83">Staff</text:span><text:span text:style-name="T90"> </text:span><text:span text:style-name="T83">Software</text:span><text:span text:style-name="T89"> </text:span><text:span text:style-name="T86">Engineer</text:span></text:p>
      <text:h text:style-name="Heading_20_4" text:outline-level="5"><text:span text:style-name="T26">JUNE</text:span><text:span text:style-name="T42"> </text:span><text:span text:style-name="T26">2004</text:span><text:span text:style-name="T28"> </text:span><text:span text:style-name="T26">-</text:span><text:span text:style-name="T28"> </text:span><text:span text:style-name="T26">NOV</text:span><text:span text:style-name="T28"> 2012</text:span></text:h>
      <text:p text:style-name="P44"/>
      <text:p text:style-name="P30"><text:span text:style-name="T26">While</text:span><text:span text:style-name="T28"> </text:span><text:span text:style-name="T26">working</text:span><text:span text:style-name="T28"> </text:span><text:span text:style-name="T26">at</text:span><text:span text:style-name="T28"> </text:span><text:span text:style-name="T26">General</text:span><text:span text:style-name="T28"> </text:span><text:span text:style-name="T26">Dynamics</text:span><text:span text:style-name="T28"> </text:span><text:span text:style-name="T26">I</text:span><text:span text:style-name="T28"> </text:span><text:span text:style-name="T26">have</text:span><text:span text:style-name="T28"> </text:span><text:span text:style-name="T26">been</text:span><text:span text:style-name="T28"> </text:span><text:span text:style-name="T26">involved</text:span><text:span text:style-name="T28"> </text:span><text:span text:style-name="T26">with</text:span><text:span text:style-name="T28"> </text:span><text:span text:style-name="T26">numerous</text:span><text:span text:style-name="T28"> </text:span><text:span text:style-name="T26">programs which required me to be involved in all aspects of the software development life cycle. The programs I have worked on include:</text:span></text:p>
      <text:p text:style-name="P49"/>
      <text:h text:style-name="Heading_20_3" text:outline-level="4"><text:span text:style-name="T40">ComBAT</text:span></text:h>
      <text:p text:style-name="P50" loext:marker-style-name="T92"/>
      <text:p text:style-name="P32"><text:span text:style-name="T26">ComBAT is a program out of the UK to develop a situational awareness application</text:span><text:span text:style-name="T28"> </text:span><text:span text:style-name="T26">for</text:span><text:span text:style-name="T28"> </text:span><text:span text:style-name="T26">the</text:span><text:span text:style-name="T28"> </text:span><text:span text:style-name="T26">British</text:span><text:span text:style-name="T28"> </text:span><text:span text:style-name="T26">MoD</text:span><text:span text:style-name="T28"> </text:span><text:span text:style-name="T26">(Military</text:span><text:span text:style-name="T28"> </text:span><text:span text:style-name="T26">of</text:span><text:span text:style-name="T28"> </text:span><text:span text:style-name="T26">Defense).</text:span><text:span text:style-name="T28"> </text:span><text:span text:style-name="T26">My</text:span><text:span text:style-name="T28"> </text:span><text:span text:style-name="T26">tasks</text:span><text:span text:style-name="T28"> </text:span><text:span text:style-name="T26">on</text:span><text:span text:style-name="T28"> </text:span><text:span text:style-name="T26">this</text:span><text:span text:style-name="T28"> </text:span><text:span text:style-name="T26">program have</text:span><text:span text:style-name="T29"> </text:span><text:span text:style-name="T26">been</text:span><text:span text:style-name="T29"> </text:span><text:span text:style-name="T26">to</text:span><text:span text:style-name="T29"> </text:span><text:span text:style-name="T26">lead</text:span><text:span text:style-name="T29"> </text:span><text:span text:style-name="T26">a</text:span><text:span text:style-name="T29"> </text:span><text:span text:style-name="T26">team</text:span><text:span text:style-name="T29"> </text:span><text:span text:style-name="T26">of</text:span><text:span text:style-name="T29"> </text:span><text:span text:style-name="T26">3-5</text:span><text:span text:style-name="T29"> </text:span><text:span text:style-name="T26">engineers</text:span><text:span text:style-name="T29"> </text:span><text:span text:style-name="T26">to</text:span><text:span text:style-name="T29"> </text:span><text:span text:style-name="T26">develop</text:span><text:span text:style-name="T29"> </text:span><text:span text:style-name="T26">and</text:span><text:span text:style-name="T29"> </text:span><text:span text:style-name="T26">maintain</text:span><text:span text:style-name="T29"> </text:span><text:span text:style-name="T26">the</text:span><text:span text:style-name="T29"> </text:span><text:span text:style-name="T26">Mapping</text:span><text:span text:style-name="T29"> </text:span><text:span text:style-name="T26">/ GIS engine and AdatP3 Report Viewer. The mapping engine was built to support numerous map formats (ASRP, ADRG, CADRG, CIB, ECRG, RPF, GeoTIFF, Bmp/Jpeg/Tiff/Png with an ESRI world file, ECW, MrSID, DTED, JPEG2000, NITF, ShapeFiles, GPX, KML, NVG, GML, VPF, WMAP), numerous projections (WGS84, Mercator, Transverse Mercator, Equirectangular, anything supported by Geotrans software), numerous grid systems (MGRS, UTM, UPS, LAT/LON, BNG along with all of the related British Grid Systems), numerous datums (WGS72, WGS84, NAD27, NAD83, OSGB along with many local datums). It provided gazetteer functionality to allow searching for locations based on street addresses, place names, keywords,</text:span><text:span text:style-name="T28"> </text:span><text:span text:style-name="T26">etc.</text:span><text:span text:style-name="T28"> </text:span><text:span text:style-name="T26">The</text:span><text:span text:style-name="T28"> </text:span><text:span text:style-name="T26">SDK</text:span><text:span text:style-name="T28"> </text:span><text:span text:style-name="T26">provided</text:span><text:span text:style-name="T28"> </text:span><text:span text:style-name="T26">functionality</text:span><text:span text:style-name="T28"> </text:span><text:span text:style-name="T26">to</text:span><text:span text:style-name="T28"> </text:span><text:span text:style-name="T26">connect</text:span><text:span text:style-name="T28"> </text:span><text:span text:style-name="T26">to</text:span><text:span text:style-name="T28"> </text:span><text:span text:style-name="T26">WMS</text:span><text:span text:style-name="T28"> </text:span><text:span text:style-name="T26">and</text:span><text:span text:style-name="T28"> </text:span><text:span text:style-name="T26">WFS</text:span><text:span text:style-name="T28"> </text:span><text:span text:style-name="T26">enabled end points. Our team developed numerous DTED related algorithms such as Intervisibility, Dead Ground calculations (finding areas of fortification or areas where the enemy couldn’t be attacked) and route generation based on the terrain data. I developed algorithms for preprocessing large map sets by pyramiding and tiling the data and burning vector features into raster images for significantly faster rendering times. Our team designed the public interface of this SDK to conform to as many of the OpenGIS standards as possible (e.g, SimpleFeatures Specification, Coordinate Transformations, Geographic Objects). The rendering engine was originally based on DirectDraw and GDI but was moved over to OpenGL. The customer chose this mapping SDK for use in all applications that ran on the ComBAT platform. This engine was written entirely in C++ and is built on top of the GDAL libraries (</text:span><text:a xlink:type="simple" xlink:href="http://www.gdal.org/" text:style-name="ListLabel_20_12" text:visited-style-name="ListLabel_20_12"><text:span text:style-name="T26">www.gdal.org).</text:span></text:a><text:span text:style-name="T26"> The AdatP3 Report Viewer is a software application that can create and view reports that conform to NATO’s AdatP3 Message format standard. The report viewer was developed using C# and .NET 4.0 and it’s GUI was built with WPF.</text:span></text:p>
      <text:p text:style-name="P51"/>
      <text:h text:style-name="Heading_20_3" text:outline-level="4"><text:span text:style-name="T40">Spartan</text:span></text:h>
      <text:p text:style-name="P50" loext:marker-style-name="T92"/>
      <text:p text:style-name="P32"><text:span text:style-name="T26">The Spartan program was started to develop a minimalist situational awareness application</text:span><text:span text:style-name="T28"> </text:span><text:span text:style-name="T26">for</text:span><text:span text:style-name="T28"> </text:span><text:span text:style-name="T26">the</text:span><text:span text:style-name="T28"> </text:span><text:span text:style-name="T26">iOS.</text:span><text:span text:style-name="T28"> </text:span><text:span text:style-name="T26">This</text:span><text:span text:style-name="T28"> </text:span><text:span text:style-name="T26">application</text:span><text:span text:style-name="T28"> </text:span><text:span text:style-name="T26">provides</text:span><text:span text:style-name="T28"> </text:span><text:span text:style-name="T26">the</text:span><text:span text:style-name="T28"> </text:span><text:span text:style-name="T26">user</text:span><text:span text:style-name="T28"> </text:span><text:span text:style-name="T26">with</text:span><text:span text:style-name="T28"> </text:span><text:span text:style-name="T26">the</text:span><text:span text:style-name="T28"> </text:span><text:span text:style-name="T26">ability</text:span><text:span text:style-name="T28"> </text:span><text:span text:style-name="T26">to track friendlies and to share / view video feeds available on a backend web server. The iPhone application communicates with a web server using web services that provides functionality for updating positions and registering video feeds. One interesting demonstration of this application involved</text:span></text:p>
      <text:p text:style-name="P25"><text:span text:style-name="T26">transmitting</text:span><text:span text:style-name="T29"> </text:span><text:span text:style-name="T26">live</text:span><text:span text:style-name="T29"> </text:span><text:span text:style-name="T26">video</text:span><text:span text:style-name="T29"> </text:span><text:span text:style-name="T26">feeds</text:span><text:span text:style-name="T29"> </text:span><text:span text:style-name="T26">from</text:span><text:span text:style-name="T29"> </text:span><text:span text:style-name="T26">UAVs</text:span><text:span text:style-name="T29"> </text:span><text:span text:style-name="T26">onto</text:span><text:span text:style-name="T29"> </text:span><text:span text:style-name="T26">the</text:span><text:span text:style-name="T29"> </text:span><text:span text:style-name="T26">iPhone.</text:span><text:span text:style-name="T29"> </text:span><text:span text:style-name="T26">I</text:span><text:span text:style-name="T29"> </text:span><text:span text:style-name="T26">worked</text:span><text:span text:style-name="T29"> </text:span><text:span text:style-name="T26">on</text:span><text:span text:style-name="T29"> </text:span><text:span text:style-name="T26">all</text:span><text:span text:style-name="T29"> </text:span><text:span text:style-name="T26">parts of</text:span><text:span text:style-name="T29"> </text:span><text:span text:style-name="T26">this</text:span><text:span text:style-name="T29"> </text:span><text:span text:style-name="T26">program</text:span><text:span text:style-name="T29"> </text:span><text:span text:style-name="T26">from</text:span><text:span text:style-name="T29"> </text:span><text:span text:style-name="T26">the</text:span><text:span text:style-name="T29"> </text:span><text:span text:style-name="T26">development</text:span><text:span text:style-name="T29"> </text:span><text:span text:style-name="T26">of</text:span><text:span text:style-name="T29"> </text:span><text:span text:style-name="T26">the</text:span><text:span text:style-name="T29"> </text:span><text:span text:style-name="T26">iPhone</text:span><text:span text:style-name="T29"> </text:span><text:span text:style-name="T26">application</text:span><text:span text:style-name="T29"> </text:span><text:span text:style-name="T26">to</text:span><text:span text:style-name="T29"> </text:span><text:span text:style-name="T26">the</text:span><text:span text:style-name="T29"> </text:span><text:span text:style-name="T26">back</text:span><text:span text:style-name="T29"> </text:span><text:span text:style-name="T26">end web server. This program involved the use of the following tools and technologies: iOS, Objective-C, SOAP, XML, C#, .Net 3.0, SQL Server.</text:span></text:p>
      <text:p text:style-name="P49"/>
      <text:h text:style-name="Heading_20_3" text:outline-level="4"><text:span text:style-name="T28">TiGR</text:span></text:h>
      <text:p text:style-name="P23"><text:span text:style-name="T26">TiGR is a web application built for DARPA mainly for collection and dissemination of information on the battlefield. My main task on this program was software maintenance. This application was built using AJAX, JavaScript, HTML</text:span><text:span text:style-name="T29"> </text:span><text:span text:style-name="T26">for</text:span><text:span text:style-name="T29"> </text:span><text:span text:style-name="T26">the</text:span><text:span text:style-name="T29"> </text:span><text:span text:style-name="T26">GUI</text:span><text:span text:style-name="T29"> </text:span><text:span text:style-name="T26">front</text:span><text:span text:style-name="T29"> </text:span><text:span text:style-name="T26">end</text:span><text:span text:style-name="T29"> </text:span><text:span text:style-name="T26">and</text:span><text:span text:style-name="T29"> </text:span><text:span text:style-name="T26">C#,</text:span><text:span text:style-name="T29"> </text:span><text:span text:style-name="T26">.NET</text:span><text:span text:style-name="T29"> </text:span><text:span text:style-name="T26">3.0</text:span><text:span text:style-name="T29"> </text:span><text:span text:style-name="T26">and</text:span><text:span text:style-name="T29"> </text:span><text:span text:style-name="T26">SQL</text:span><text:span text:style-name="T29"> </text:span><text:span text:style-name="T26">Server</text:span><text:span text:style-name="T29"> </text:span><text:span text:style-name="T26">for</text:span><text:span text:style-name="T29"> </text:span><text:span text:style-name="T26">the</text:span><text:span text:style-name="T29"> </text:span><text:span text:style-name="T26">back</text:span><text:span text:style-name="T29"> </text:span><text:span text:style-name="T26">end</text:span><text:span text:style-name="T29"> </text:span><text:span text:style-name="T26">web </text:span><text:span text:style-name="T40">server.</text:span></text:p>
      <text:p text:style-name="P52"/>
      <text:h text:style-name="Heading_20_3" text:outline-level="4"><text:span text:style-name="T26">TiGR</text:span><text:span text:style-name="T47"> </text:span><text:span text:style-name="T40">Handheld</text:span></text:h>
      <text:p text:style-name="P50" loext:marker-style-name="T92"/>
      <text:p text:style-name="P24"><text:span text:style-name="T26">The</text:span><text:span text:style-name="T29"> </text:span><text:span text:style-name="T26">TiGR</text:span><text:span text:style-name="T29"> </text:span><text:span text:style-name="T26">Handheld</text:span><text:span text:style-name="T29"> </text:span><text:span text:style-name="T26">program</text:span><text:span text:style-name="T29"> </text:span><text:span text:style-name="T26">was</text:span><text:span text:style-name="T29"> </text:span><text:span text:style-name="T26">brought</text:span><text:span text:style-name="T29"> </text:span><text:span text:style-name="T26">about</text:span><text:span text:style-name="T29"> </text:span><text:span text:style-name="T26">to</text:span><text:span text:style-name="T29"> </text:span><text:span text:style-name="T26">provide</text:span><text:span text:style-name="T29"> </text:span><text:span text:style-name="T26">a</text:span><text:span text:style-name="T29"> </text:span><text:span text:style-name="T26">subset</text:span><text:span text:style-name="T29"> </text:span><text:span text:style-name="T26">of</text:span><text:span text:style-name="T29"> </text:span><text:span text:style-name="T26">the</text:span><text:span text:style-name="T29"> </text:span><text:span text:style-name="T26">features found in TiGR on the Android OS platform. My task on this program was to architect and develop a mapping engine that runs on the Android platform. The mapping engine that was developed was based off of the design and was a very small subset of the SDK developed for the ComBAT program discussed above. It only provided support for Jpegs with world files, shapefiles, WGS84 projection and MGRS grid system. This allowed for highly optimized loading and rendering. The Army had an independent group evaluate this SDK against ESRI’s ArcGIS for Mobile and an unidentified third party SDK. My SDK was chosen by this independent group based solely on performance and memory usage metrics. This application</text:span><text:span text:style-name="T28"> </text:span><text:span text:style-name="T26">is</text:span><text:span text:style-name="T28"> </text:span><text:span text:style-name="T26">currently</text:span><text:span text:style-name="T28"> </text:span><text:span text:style-name="T26">supported</text:span><text:span text:style-name="T28"> </text:span><text:span text:style-name="T26">on</text:span><text:span text:style-name="T28"> </text:span><text:span text:style-name="T26">the</text:span><text:span text:style-name="T28"> </text:span><text:span text:style-name="T26">following</text:span><text:span text:style-name="T28"> </text:span><text:span text:style-name="T26">devices:</text:span><text:span text:style-name="T28"> </text:span><text:span text:style-name="T26">Motorola</text:span><text:span text:style-name="T28"> </text:span><text:span text:style-name="T26">Droid</text:span><text:span text:style-name="T28"> </text:span><text:span text:style-name="T26">and Google Nexus S phones. The tools used for this application included: Android OS, Java, Android NDK, C++.</text:span></text:p>
      <text:p text:style-name="P45"/>
      <text:h text:style-name="Heading_20_3" text:outline-level="4"><text:span text:style-name="T42">TWV</text:span></text:h>
      <text:p text:style-name="P50" loext:marker-style-name="T92"/>
      <text:p text:style-name="P24"><text:span text:style-name="T26">The TWV program was an effort to integrate all the hardware interfaces and software applications within the Humvee into one unified application. I was tasked to develop a mapping SDK for the situational awareness application within the Humvee, to write an application for viewing and communicating with the</text:span><text:span text:style-name="T29"> </text:span><text:span text:style-name="T26">360</text:span><text:span text:style-name="T29"> </text:span><text:span text:style-name="T26">degree</text:span><text:span text:style-name="T29"> </text:span><text:span text:style-name="T26">cameras</text:span><text:span text:style-name="T29"> </text:span><text:span text:style-name="T26">on</text:span><text:span text:style-name="T29"> </text:span><text:span text:style-name="T26">the</text:span><text:span text:style-name="T29"> </text:span><text:span text:style-name="T26">Humvee</text:span><text:span text:style-name="T29"> </text:span><text:span text:style-name="T26">and</text:span><text:span text:style-name="T29"> </text:span><text:span text:style-name="T26">to</text:span><text:span text:style-name="T29"> </text:span><text:span text:style-name="T26">integrate</text:span><text:span text:style-name="T29"> </text:span><text:span text:style-name="T26">with</text:span><text:span text:style-name="T29"> </text:span><text:span text:style-name="T26">the</text:span><text:span text:style-name="T29"> </text:span><text:span text:style-name="T26">sniper</text:span><text:span text:style-name="T29"> </text:span><text:span text:style-name="T26">detection system on the Humvee. Numerous tools were used on this project which included: C#, C++/CLI, C++, .Net 3.5, WPF, ffmpeg (</text:span><text:a xlink:type="simple" xlink:href="http://www.ffmpeg.org/" text:style-name="ListLabel_20_12" text:visited-style-name="ListLabel_20_12"><text:span text:style-name="T26">www.ffmpeg.org).</text:span></text:a></text:p>
      <text:p text:style-name="P39"/>
      <text:p text:style-name="P8" loext:marker-style-name="T75"><text:span text:style-name="T11">Photosphere</text:span><text:span text:style-name="T16"> </text:span><text:span text:style-name="T11">Software</text:span><text:span text:style-name="T16"> </text:span><text:span text:style-name="T83">—</text:span><text:span text:style-name="T89"> </text:span><text:span text:style-name="T83">Lead</text:span><text:span text:style-name="T85"> </text:span><text:span text:style-name="T83">Software</text:span><text:span text:style-name="T89"> </text:span><text:span text:style-name="T83">Engineer</text:span><text:span text:style-name="T85"> </text:span><text:span text:style-name="T83">/</text:span><text:span text:style-name="T85"> </text:span><text:span text:style-name="T83">Co-</text:span><text:span text:style-name="T86">Founder</text:span></text:p>
      <text:h text:style-name="Heading_20_4" text:outline-level="5"><text:span text:style-name="T26">JUNE</text:span><text:span text:style-name="T42"> </text:span><text:span text:style-name="T26">2002</text:span><text:span text:style-name="T42"> </text:span><text:span text:style-name="T26">-</text:span><text:span text:style-name="T28"> </text:span><text:span text:style-name="T26">JUNE</text:span><text:span text:style-name="T42"> </text:span><text:span text:style-name="T28">2004</text:span></text:h>
      <text:p text:style-name="P44"/>
      <text:p text:style-name="P32"><text:span text:style-name="T26">Was involved in the startup of this company to provide visualization and color science related applications. Used technologies such as C#, C++ , C++/CLI, Java, JavaScript, ASP, ASP.NET, XML, Web Services and SQL Server. Involved in the writing of two 21st Century Fund Grants. Direct contact for projects contracted to Photosphere. Implemented numerous enhancements on a contract project for Progeny Systems that helped in acquiring the 2nd phase of SBIR funding for that project. Designed and built an application that would allow for</text:span><text:span text:style-name="T28"> </text:span><text:span text:style-name="T26">visualizing</text:span><text:span text:style-name="T28"> </text:span><text:span text:style-name="T26">and</text:span><text:span text:style-name="T28"> </text:span><text:span text:style-name="T26">analyzing</text:span><text:span text:style-name="T28"> </text:span><text:span text:style-name="T26">complex</text:span><text:span text:style-name="T28"> </text:span><text:span text:style-name="T26">3D</text:span><text:span text:style-name="T28"> </text:span><text:span text:style-name="T26">color</text:span><text:span text:style-name="T28"> </text:span><text:span text:style-name="T26">spaces.</text:span><text:span text:style-name="T28"> </text:span><text:span text:style-name="T26">Designed</text:span><text:span text:style-name="T28"> </text:span><text:span text:style-name="T26">and</text:span><text:span text:style-name="T28"> </text:span><text:span text:style-name="T26">implemented a web-based dynamic imaging system that would allow users to change decorative elements in a digital photograph.</text:span></text:p>
      <text:p text:style-name="P39"/>
      <text:p text:style-name="P8" loext:marker-style-name="T75"><text:span text:style-name="T11">SolutionPoint,</text:span><text:span text:style-name="T12"> </text:span><text:span text:style-name="T11">Inc</text:span><text:span text:style-name="T16"> </text:span><text:span text:style-name="T83">—</text:span><text:span text:style-name="T85"> </text:span><text:span text:style-name="T83">Software</text:span><text:span text:style-name="T85"> </text:span><text:span text:style-name="T86">Engineer</text:span></text:p>
      <text:h text:style-name="Heading_20_4" text:outline-level="5"><text:span text:style-name="T26">JUNE</text:span><text:span text:style-name="T42"> </text:span><text:span text:style-name="T26">1999</text:span><text:span text:style-name="T42"> </text:span><text:span text:style-name="T26">-</text:span><text:span text:style-name="T28"> </text:span><text:span text:style-name="T26">JUNE</text:span><text:span text:style-name="T42"> </text:span><text:span text:style-name="T28">2002</text:span></text:h>
      <text:p text:style-name="P28"><text:span text:style-name="T26">Worked</text:span><text:span text:style-name="T42"> </text:span><text:span text:style-name="T26">as</text:span><text:span text:style-name="T42"> </text:span><text:span text:style-name="T26">a</text:span><text:span text:style-name="T42"> </text:span><text:span text:style-name="T26">software</text:span><text:span text:style-name="T42"> </text:span><text:span text:style-name="T26">engineer,</text:span><text:span text:style-name="T42"> </text:span><text:span text:style-name="T26">building</text:span><text:span text:style-name="T42"> </text:span><text:span text:style-name="T26">various</text:span><text:span text:style-name="T42"> </text:span><text:span text:style-name="T26">web</text:span><text:span text:style-name="T42"> </text:span><text:span text:style-name="T26">applications</text:span><text:span text:style-name="T42"> </text:span><text:span text:style-name="T26">using technologies such as Javascript, ASP, ASP.NET, SQ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rebuchet MS" svg:font-family="'Trebuchet M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Courier New1" fo:font-family="'Courier New'" style:font-family-generic="roman" style:font-pitch="variable" fo:language="en" fo:country="US" style:font-name-asian="Courier New2" style:font-family-asian="'Courier New'" style:font-family-generic-asian="system" style:font-pitch-asian="variable" style:language-asian="en" style:country-asian="US" style:font-name-complex="Courier New2" style:font-family-complex="'Courier New'"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Courier New1" fo:font-family="'Courier New'" style:font-family-generic="roman" style:font-pitch="variable" fo:font-size="9pt" fo:language="en" fo:country="US" style:font-name-asian="Courier New2" style:font-family-asian="'Courier New'" style:font-family-generic-asian="system" style:font-pitch-asian="variable" style:font-size-asian="9pt" style:language-asian="en" style:country-asian="US" style:font-name-complex="Courier New2" style:font-family-complex="'Courier New'" style:font-family-generic-complex="system" style:font-pitch-complex="variable" style:font-size-complex="9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0.2398in"/>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Heading_20_2" style:display-name="Heading 2" style:family="paragraph" style:parent-style-name="Standard" style:default-outline-level="3" style:list-style-name="" style:class="text">
      <style:paragraph-properties fo:margin-left="0.2398in"/>
      <style:text-properties style:font-name="Courier New1" fo:font-family="'Courier New'" style:font-family-generic="roman" style:font-pitch="variable" fo:font-size="11pt" fo:language="en" fo:country="US" fo:font-style="italic" style:font-name-asian="Courier New2" style:font-family-asian="'Courier New'" style:font-family-generic-asian="system" style:font-pitch-asian="variable" style:font-size-asian="11pt" style:language-asian="en" style:country-asian="US" style:font-style-asian="italic" style:font-name-complex="Courier New2" style:font-family-complex="'Courier New'" style:font-family-generic-complex="system" style:font-pitch-complex="variable" style:font-size-complex="11pt" style:language-complex="ar" style:country-complex="SA" style:font-style-complex="italic"/>
    </style:style>
    <style:style style:name="Heading_20_3" style:display-name="Heading 3" style:family="paragraph" style:parent-style-name="Standard" style:default-outline-level="4" style:list-style-name="" style:class="text">
      <style:paragraph-properties fo:margin-left="0.25in"/>
      <style:text-properties style:font-name="Courier New1" fo:font-family="'Courier New'" style:font-family-generic="roman" style:font-pitch="variable" fo:font-size="9pt" fo:language="en" fo:country="US" fo:font-weight="bold" style:font-name-asian="Courier New2" style:font-family-asian="'Courier New'" style:font-family-generic-asian="system" style:font-pitch-asian="variable" style:font-size-asian="9pt" style:language-asian="en" style:country-asian="US" style:font-weight-asian="bold" style:font-name-complex="Courier New2" style:font-family-complex="'Courier New'" style:font-family-generic-complex="system" style:font-pitch-complex="variable" style:font-size-complex="9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0.2398in" fo:margin-top="0.0874in" fo:margin-bottom="0in" style:contextual-spacing="false"/>
      <style:text-properties style:font-name="Courier New1" fo:font-family="'Courier New'" style:font-family-generic="roman" style:font-pitch="variable" fo:font-size="9pt" fo:language="en" fo:country="US" style:font-name-asian="Courier New2" style:font-family-asian="'Courier New'" style:font-family-generic-asian="system" style:font-pitch-asian="variable" style:font-size-asian="9pt" style:language-asian="en" style:country-asian="US" style:font-name-complex="Courier New2" style:font-family-complex="'Courier New'" style:font-family-generic-complex="system" style:font-pitch-complex="variable" style:font-size-complex="9pt" style:language-complex="ar" style:country-complex="SA"/>
    </style:style>
    <style:style style:name="Title" style:family="paragraph" style:parent-style-name="Standard" style:class="chapter">
      <style:paragraph-properties fo:margin-left="0.2398in"/>
      <style:text-properties style:font-name="Calibri" fo:font-family="Calibri" style:font-family-generic="roman" style:font-pitch="variable" fo:font-size="24pt" fo:language="en" fo:country="US" style:font-name-asian="Calibri1" style:font-family-asian="Calibri" style:font-family-generic-asian="system" style:font-pitch-asian="variable" style:font-size-asian="24pt" style:language-asian="en" style:country-asian="US" style:font-name-complex="Calibri1" style:font-family-complex="Calibri" style:font-family-generic-complex="system" style:font-pitch-complex="variable" style:font-size-complex="24pt" style:language-complex="ar" style:country-complex="SA"/>
    </style:style>
    <style:style style:name="List_20_Paragraph" style:display-name="List Paragraph" style:family="paragraph" style:parent-style-name="Standard">
      <style:paragraph-properties fo:margin-left="0.75in" fo:margin-right="0.498in" fo:text-indent="-0.25in" style:auto-text-indent="false"/>
      <style:text-properties style:font-name="Courier New1" fo:font-family="'Courier New'" style:font-family-generic="roman" style:font-pitch="variable" fo:language="en" fo:country="US" style:font-name-asian="Courier New2" style:font-family-asian="'Courier New'" style:font-family-generic-asian="system" style:font-pitch-asian="variable" style:language-asian="en" style:country-asian="US" style:font-name-complex="Courier New2" style:font-family-complex="'Courier New'"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color="#666666" loext:opacity="100%" fo:font-size="9pt" fo:letter-spacing="normal" fo:language="en" fo:country="US" fo:font-style="normal" fo:font-weight="normal" style:font-name-asian="Arial1" style:font-family-asian="Arial" style:font-family-generic-asian="system" style:font-pitch-asian="variable" style:font-size-asian="9pt" style:language-asian="en" style:country-asian="US" style:font-style-asian="normal" style:font-weight-asian="normal" style:font-name-complex="Arial1" style:font-family-complex="Arial" style:font-family-generic-complex="system" style:font-pitch-complex="variable" style:font-size-complex="9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e81c62" loext:opacity="100%" style:font-name="Trebuchet MS" fo:font-family="'Trebuchet MS'" style:font-family-generic="roman" style:font-pitch="variable" fo:letter-spacing="-0.0028in"/>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1" style:display-name="ListLabel 11" style:family="text">
      <style:text-properties fo:color="#1154cc" loext:opacity="100%" style:text-underline-style="solid" style:text-underline-width="bold" style:text-underline-color="#1154cc"/>
    </style:style>
    <style:style style:name="ListLabel_20_12" style:display-name="ListLabel 12" style:family="text">
      <style:text-properties fo:color="#666666"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Aria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3252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9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475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0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4445in" fo:margin-bottom="0.194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445in" fo:margin-bottom="0.1945in" fo:margin-left="1in" fo:margin-right="1in" style:writing-mode="lr-tb" style:layout-grid-color="#c0c0c0" style:layout-grid-lines="2631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28in" fo:margin-bottom="0.1945in" fo:margin-left="1in" fo:margin-right="1in" style:writing-mode="lr-tb" style:layout-grid-color="#c0c0c0" style:layout-grid-lines="2610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2638in" fo:margin-bottom="0.1945in" fo:margin-left="1in" fo:margin-right="1in" style:writing-mode="lr-tb" style:layout-grid-color="#c0c0c0" style:layout-grid-lines="242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2" draw:style-name="Mdp1"/>
    <style:master-page style:name="Converted5"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sume</dc:title>
    <meta:creation-date>2026-02-06T22:20:52</meta:creation-date>
    <dc:date>2026-02-06T22:20:30.087658653</dc:date>
    <meta:editing-duration>PT4H59M17S</meta:editing-duration>
    <meta:generator>LibreOffice/24.2.7.2$Linux_X86_64 LibreOffice_project/420$Build-2</meta:generator>
    <meta:editing-cycles>3</meta:editing-cycles>
    <meta:document-statistic meta:table-count="0" meta:image-count="1" meta:object-count="0" meta:page-count="7" meta:paragraph-count="78" meta:word-count="2256" meta:character-count="14332" meta:non-whitespace-character-count="12141"/>
    <meta:user-defined meta:name="AppVersion">12.0000</meta:user-defined>
    <meta:user-defined meta:name="Created" meta:value-type="date">2026-02-06T00:00:00</meta:user-defined>
    <meta:user-defined meta:name="LastSaved" meta:value-type="date">2026-02-06T00:00:00</meta:user-defined>
    <meta:user-defined meta:name="Producer">Skia/PDF m126 Google Docs Renderer</meta:user-defined>
    <meta:template xlink:type="simple" xlink:actuate="onRequest" xlink:title="Normal" xlink:href=""/>
  </office:meta>
</office:document-meta>
</file>